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Inconsolata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Cantarell1" svg:font-family="Cantarell" style:font-pitch="variable"/>
    <style:font-face style:name="Cantarell" svg:font-family="Cantarell" style:font-adornments="Bold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cd4ed" officeooo:paragraph-rsid="000cd4ed"/>
    </style:style>
    <style:style style:name="P2" style:family="paragraph" style:parent-style-name="Text_20_body">
      <style:paragraph-properties fo:text-align="center" style:justify-single-word="false"/>
      <style:text-properties style:font-name="Nimbus Sans" fo:font-size="28pt" style:text-underline-style="solid" style:text-underline-width="auto" style:text-underline-color="font-color" fo:font-weight="bold" officeooo:rsid="004fedb6" officeooo:paragraph-rsid="00530b93" style:font-name-asian="Nimbus Sans1" style:font-size-asian="28pt" style:font-weight-asian="bold" style:font-name-complex="Noto Sans Devanagari" style:font-size-complex="28pt" style:font-weight-complex="bold"/>
    </style:style>
    <style:style style:name="P3" style:family="paragraph" style:parent-style-name="Text_20_body">
      <style:text-properties fo:font-weight="bold" officeooo:rsid="0073fda0" officeooo:paragraph-rsid="0073fda0" style:font-weight-asian="bold" style:font-weight-complex="bold"/>
    </style:style>
    <style:style style:name="P4" style:family="paragraph" style:parent-style-name="Contents_20_Heading">
      <style:text-properties officeooo:rsid="00563c2b" officeooo:paragraph-rsid="00563c2b"/>
    </style:style>
    <style:style style:name="P5" style:family="paragraph" style:parent-style-name="Title">
      <style:text-properties style:font-name="Nimbus Sans" fo:font-size="28pt" style:text-underline-style="solid" style:text-underline-width="auto" style:text-underline-color="font-color" fo:font-weight="bold" officeooo:rsid="000cd4ed" officeooo:paragraph-rsid="004f4157" style:font-name-asian="Nimbus Sans1" style:font-size-asian="28pt" style:font-weight-asian="bold" style:font-name-complex="Noto Sans Devanagari" style:font-size-complex="28pt" style:font-weight-complex="bold"/>
    </style:style>
    <style:style style:name="P6" style:family="paragraph" style:parent-style-name="Heading">
      <style:text-properties officeooo:paragraph-rsid="00d28a82"/>
    </style:style>
    <style:style style:name="P7" style:family="paragraph" style:parent-style-name="Heading">
      <style:text-properties officeooo:paragraph-rsid="0196f14c"/>
    </style:style>
    <style:style style:name="P8" style:family="paragraph" style:parent-style-name="Heading">
      <style:text-properties officeooo:paragraph-rsid="01ee4318"/>
    </style:style>
    <style:style style:name="P9" style:family="paragraph" style:parent-style-name="Heading">
      <style:text-properties officeooo:paragraph-rsid="020e8245"/>
    </style:style>
    <style:style style:name="P10" style:family="paragraph" style:parent-style-name="Text_20_body">
      <style:text-properties fo:font-weight="normal" officeooo:rsid="0078d331" officeooo:paragraph-rsid="0073fda0" style:font-weight-asian="normal" style:font-weight-complex="normal"/>
    </style:style>
    <style:style style:name="P11" style:family="paragraph" style:parent-style-name="Text_20_body">
      <style:text-properties fo:font-weight="bold" officeooo:rsid="008a5a4c" officeooo:paragraph-rsid="008a5a4c" style:font-weight-asian="bold" style:font-weight-complex="bold"/>
    </style:style>
    <style:style style:name="P12" style:family="paragraph" style:parent-style-name="Text_20_body">
      <style:text-properties officeooo:paragraph-rsid="009dcc5e"/>
    </style:style>
    <style:style style:name="P13" style:family="paragraph" style:parent-style-name="Text_20_body">
      <style:text-properties officeooo:paragraph-rsid="00b128fd"/>
    </style:style>
    <style:style style:name="P14" style:family="paragraph" style:parent-style-name="Text_20_body">
      <style:text-properties officeooo:rsid="00b63df1" officeooo:paragraph-rsid="00b63df1"/>
    </style:style>
    <style:style style:name="P15" style:family="paragraph" style:parent-style-name="Text_20_body">
      <style:text-properties officeooo:rsid="00b884c8" officeooo:paragraph-rsid="00b63df1"/>
    </style:style>
    <style:style style:name="P16" style:family="paragraph" style:parent-style-name="Text_20_body">
      <style:text-properties officeooo:rsid="00b884c8" officeooo:paragraph-rsid="00b884c8"/>
    </style:style>
    <style:style style:name="P17" style:family="paragraph" style:parent-style-name="Text_20_body">
      <style:text-properties officeooo:rsid="00c3fdb7" officeooo:paragraph-rsid="00c3fdb7"/>
    </style:style>
    <style:style style:name="P18" style:family="paragraph" style:parent-style-name="Text_20_body">
      <style:text-properties officeooo:rsid="00c80870" officeooo:paragraph-rsid="00c80870"/>
    </style:style>
    <style:style style:name="P19" style:family="paragraph" style:parent-style-name="Text_20_body">
      <style:text-properties officeooo:paragraph-rsid="00d28a82"/>
    </style:style>
    <style:style style:name="P20" style:family="paragraph" style:parent-style-name="Text_20_body">
      <style:text-properties fo:font-size="12pt" officeooo:rsid="00d66b14" officeooo:paragraph-rsid="00d66b14" style:font-size-asian="10.5pt" style:font-size-complex="12pt"/>
    </style:style>
    <style:style style:name="P21" style:family="paragraph" style:parent-style-name="Text_20_body">
      <style:text-properties fo:font-size="12pt" officeooo:rsid="00e1cd49" officeooo:paragraph-rsid="00e1cd49" style:font-size-asian="10.5pt" style:font-size-complex="12pt"/>
    </style:style>
    <style:style style:name="P22" style:family="paragraph" style:parent-style-name="Text_20_body">
      <style:text-properties fo:font-size="12pt" officeooo:rsid="00ed9c44" officeooo:paragraph-rsid="00ed9c44" style:font-size-asian="10.5pt" style:font-size-complex="12pt"/>
    </style:style>
    <style:style style:name="P23" style:family="paragraph" style:parent-style-name="Text_20_body">
      <style:text-properties fo:font-size="12pt" officeooo:rsid="00ed9c44" officeooo:paragraph-rsid="0117871d" style:font-size-asian="10.5pt" style:font-size-complex="12pt"/>
    </style:style>
    <style:style style:name="P24" style:family="paragraph" style:parent-style-name="Text_20_body">
      <style:text-properties fo:font-size="12pt" officeooo:rsid="01226e79" officeooo:paragraph-rsid="01226e79" style:font-size-asian="10.5pt" style:font-size-complex="12pt"/>
    </style:style>
    <style:style style:name="P25" style:family="paragraph" style:parent-style-name="Text_20_body">
      <style:text-properties fo:font-size="12pt" officeooo:rsid="01298624" officeooo:paragraph-rsid="01298624" style:font-size-asian="10.5pt" style:font-size-complex="12pt"/>
    </style:style>
    <style:style style:name="P26" style:family="paragraph" style:parent-style-name="Text_20_body">
      <style:text-properties fo:font-size="12pt" officeooo:paragraph-rsid="01ee4318" style:font-size-asian="10.5pt" style:font-size-complex="12pt"/>
    </style:style>
    <style:style style:name="P27" style:family="paragraph" style:parent-style-name="Text_20_body">
      <style:text-properties fo:font-size="12pt" officeooo:rsid="0216c911" officeooo:paragraph-rsid="0216c911" style:font-size-asian="10.5pt" style:font-size-complex="12pt"/>
    </style:style>
    <style:style style:name="P28" style:family="paragraph" style:parent-style-name="Text_20_body">
      <style:text-properties fo:font-size="12pt" officeooo:rsid="021ae5d3" officeooo:paragraph-rsid="021ae5d3" style:font-size-asian="10.5pt" style:font-size-complex="12pt"/>
    </style:style>
    <style:style style:name="P29" style:family="paragraph" style:parent-style-name="Text_20_body">
      <style:text-properties fo:font-size="12pt" officeooo:rsid="023134c7" officeooo:paragraph-rsid="023134c7" style:font-size-asian="10.5pt" style:font-size-complex="12pt"/>
    </style:style>
    <style:style style:name="P30" style:family="paragraph" style:parent-style-name="Text_20_body">
      <style:text-properties fo:font-size="12pt" officeooo:rsid="0240f75b" officeooo:paragraph-rsid="0240f75b" style:font-size-asian="10.5pt" style:font-size-complex="12pt"/>
    </style:style>
    <style:style style:name="P31" style:family="paragraph" style:parent-style-name="Text_20_body">
      <style:text-properties officeooo:paragraph-rsid="01322b70"/>
    </style:style>
    <style:style style:name="P32" style:family="paragraph" style:parent-style-name="Text_20_body">
      <style:text-properties officeooo:rsid="01398d7b" officeooo:paragraph-rsid="01398d7b"/>
    </style:style>
    <style:style style:name="P33" style:family="paragraph" style:parent-style-name="Text_20_body">
      <style:text-properties officeooo:paragraph-rsid="01398d7b"/>
    </style:style>
    <style:style style:name="P34" style:family="paragraph" style:parent-style-name="Text_20_body">
      <style:text-properties officeooo:rsid="0152b737" officeooo:paragraph-rsid="0152b737"/>
    </style:style>
    <style:style style:name="P35" style:family="paragraph" style:parent-style-name="Text_20_body">
      <style:text-properties officeooo:paragraph-rsid="0152b737"/>
    </style:style>
    <style:style style:name="P36" style:family="paragraph" style:parent-style-name="Text_20_body">
      <style:text-properties officeooo:rsid="016b0245" officeooo:paragraph-rsid="016b0245"/>
    </style:style>
    <style:style style:name="P37" style:family="paragraph" style:parent-style-name="Text_20_body">
      <style:text-properties officeooo:paragraph-rsid="016b0245"/>
    </style:style>
    <style:style style:name="P38" style:family="paragraph" style:parent-style-name="Text_20_body">
      <style:text-properties officeooo:rsid="017f8e8a" officeooo:paragraph-rsid="017f8e8a"/>
    </style:style>
    <style:style style:name="P39" style:family="paragraph" style:parent-style-name="Text_20_body">
      <style:text-properties officeooo:rsid="01851ed2" officeooo:paragraph-rsid="01851ed2"/>
    </style:style>
    <style:style style:name="P40" style:family="paragraph" style:parent-style-name="Text_20_body">
      <style:text-properties style:font-name="Nimbus Roman1" fo:font-size="16pt" fo:font-weight="bold" officeooo:rsid="0073fda0" officeooo:paragraph-rsid="018d1158" style:font-size-asian="16pt" style:font-weight-asian="bold" style:font-size-complex="16pt" style:font-weight-complex="bold"/>
    </style:style>
    <style:style style:name="P41" style:family="paragraph" style:parent-style-name="Text_20_body">
      <style:text-properties fo:font-size="16pt" fo:font-weight="bold" officeooo:rsid="0073fda0" officeooo:paragraph-rsid="0073fda0" style:font-size-asian="16pt" style:font-weight-asian="bold" style:font-size-complex="16pt" style:font-weight-complex="bold"/>
    </style:style>
    <style:style style:name="P42" style:family="paragraph" style:parent-style-name="Text_20_body">
      <style:text-properties officeooo:paragraph-rsid="0196f14c"/>
    </style:style>
    <style:style style:name="P43" style:family="paragraph" style:parent-style-name="Text_20_body">
      <style:text-properties officeooo:paragraph-rsid="01ee4318"/>
    </style:style>
    <style:style style:name="P44" style:family="paragraph" style:parent-style-name="Text_20_body">
      <style:text-properties officeooo:paragraph-rsid="020e8245"/>
    </style:style>
    <style:style style:name="P45" style:family="paragraph" style:parent-style-name="Text_20_body">
      <style:text-properties officeooo:paragraph-rsid="02500fe9"/>
    </style:style>
    <style:style style:name="P46" style:family="paragraph">
      <loext:graphic-properties draw:fill="none" draw:opacity="0%"/>
      <style:paragraph-properties fo:text-align="center"/>
      <style:text-properties fo:font-size="12pt"/>
    </style:style>
    <style:style style:name="P47" style:family="paragraph">
      <loext:graphic-properties draw:fill="none" draw:fill-color="#ffffff"/>
      <style:text-properties style:font-name="Cantarell" style:text-underline-style="solid" style:text-underline-width="auto" style:text-underline-color="font-color"/>
    </style:style>
    <style:style style:name="T1" style:family="text">
      <style:text-properties fo:font-weight="bold" officeooo:rsid="0058d5a0" style:font-weight-asian="bold" style:font-weight-complex="bold"/>
    </style:style>
    <style:style style:name="T2" style:family="text">
      <style:text-properties fo:font-weight="bold" officeooo:rsid="006a08a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69a9d" style:font-weight-asian="normal" style:font-weight-complex="normal"/>
    </style:style>
    <style:style style:name="T5" style:family="text">
      <style:text-properties fo:font-weight="normal" officeooo:rsid="00783d7b" style:font-weight-asian="normal" style:font-weight-complex="normal"/>
    </style:style>
    <style:style style:name="T6" style:family="text">
      <style:text-properties fo:font-weight="normal" officeooo:rsid="0078d331" style:font-weight-asian="normal" style:font-weight-complex="normal"/>
    </style:style>
    <style:style style:name="T7" style:family="text">
      <style:text-properties fo:font-weight="normal" officeooo:rsid="0079397f" style:font-weight-asian="normal" style:font-weight-complex="normal"/>
    </style:style>
    <style:style style:name="T8" style:family="text">
      <style:text-properties fo:font-weight="normal" officeooo:rsid="007a667e" style:font-weight-asian="normal" style:font-weight-complex="normal"/>
    </style:style>
    <style:style style:name="T9" style:family="text">
      <style:text-properties fo:font-weight="normal" officeooo:rsid="007b7642" style:font-weight-asian="normal" style:font-weight-complex="normal"/>
    </style:style>
    <style:style style:name="T10" style:family="text">
      <style:text-properties fo:font-weight="normal" officeooo:rsid="007d27b3" style:font-weight-asian="normal" style:font-weight-complex="normal"/>
    </style:style>
    <style:style style:name="T11" style:family="text">
      <style:text-properties fo:font-weight="normal" officeooo:rsid="007d6cc3" style:font-weight-asian="normal" style:font-weight-complex="normal"/>
    </style:style>
    <style:style style:name="T12" style:family="text">
      <style:text-properties fo:font-weight="normal" officeooo:rsid="007dc9c2" style:font-weight-asian="normal" style:font-weight-complex="normal"/>
    </style:style>
    <style:style style:name="T13" style:family="text">
      <style:text-properties fo:font-weight="normal" officeooo:rsid="007fd418" style:font-weight-asian="normal" style:font-weight-complex="normal"/>
    </style:style>
    <style:style style:name="T14" style:family="text">
      <style:text-properties fo:font-weight="normal" officeooo:rsid="0080a74c" style:font-weight-asian="normal" style:font-weight-complex="normal"/>
    </style:style>
    <style:style style:name="T15" style:family="text">
      <style:text-properties fo:font-weight="normal" officeooo:rsid="0082e7d3" style:font-weight-asian="normal" style:font-weight-complex="normal"/>
    </style:style>
    <style:style style:name="T16" style:family="text">
      <style:text-properties fo:font-weight="normal" officeooo:rsid="00848ae9" style:font-weight-asian="normal" style:font-weight-complex="normal"/>
    </style:style>
    <style:style style:name="T17" style:family="text">
      <style:text-properties fo:font-weight="normal" officeooo:rsid="0085a4b2" style:font-weight-asian="normal" style:font-weight-complex="normal"/>
    </style:style>
    <style:style style:name="T18" style:family="text">
      <style:text-properties fo:font-weight="normal" officeooo:rsid="00879fab" style:font-weight-asian="normal" style:font-weight-complex="normal"/>
    </style:style>
    <style:style style:name="T19" style:family="text">
      <style:text-properties fo:font-weight="normal" officeooo:rsid="0089d067" style:font-weight-asian="normal" style:font-weight-complex="normal"/>
    </style:style>
    <style:style style:name="T20" style:family="text">
      <style:text-properties fo:font-weight="normal" officeooo:rsid="008c3602" style:font-weight-asian="normal" style:font-weight-complex="normal"/>
    </style:style>
    <style:style style:name="T21" style:family="text">
      <style:text-properties fo:font-weight="normal" officeooo:rsid="008e1a1a" style:font-weight-asian="normal" style:font-weight-complex="normal"/>
    </style:style>
    <style:style style:name="T22" style:family="text">
      <style:text-properties fo:font-weight="normal" officeooo:rsid="008f2f89" style:font-weight-asian="normal" style:font-weight-complex="normal"/>
    </style:style>
    <style:style style:name="T23" style:family="text">
      <style:text-properties fo:font-weight="normal" officeooo:rsid="008fee43" style:font-weight-asian="normal" style:font-weight-complex="normal"/>
    </style:style>
    <style:style style:name="T24" style:family="text">
      <style:text-properties fo:font-weight="normal" officeooo:rsid="0091c220" style:font-weight-asian="normal" style:font-weight-complex="normal"/>
    </style:style>
    <style:style style:name="T25" style:family="text">
      <style:text-properties fo:font-weight="normal" officeooo:rsid="009476ee" style:font-weight-asian="normal" style:font-weight-complex="normal"/>
    </style:style>
    <style:style style:name="T26" style:family="text">
      <style:text-properties fo:font-weight="normal" officeooo:rsid="009667c3" style:font-weight-asian="normal" style:font-weight-complex="normal"/>
    </style:style>
    <style:style style:name="T27" style:family="text">
      <style:text-properties fo:font-weight="normal" officeooo:rsid="00967acb" style:font-weight-asian="normal" style:font-weight-complex="normal"/>
    </style:style>
    <style:style style:name="T28" style:family="text">
      <style:text-properties fo:font-weight="normal" officeooo:rsid="00975533" style:font-weight-asian="normal" style:font-weight-complex="normal"/>
    </style:style>
    <style:style style:name="T29" style:family="text">
      <style:text-properties fo:font-weight="normal" officeooo:rsid="009776b5" style:font-weight-asian="normal" style:font-weight-complex="normal"/>
    </style:style>
    <style:style style:name="T30" style:family="text">
      <style:text-properties fo:font-weight="normal" officeooo:rsid="009936d1" style:font-weight-asian="normal" style:font-weight-complex="normal"/>
    </style:style>
    <style:style style:name="T31" style:family="text">
      <style:text-properties fo:font-weight="normal" officeooo:rsid="009aef12" style:font-weight-asian="normal" style:font-weight-complex="normal"/>
    </style:style>
    <style:style style:name="T32" style:family="text">
      <style:text-properties fo:font-weight="normal" officeooo:rsid="009b5a7a" style:font-weight-asian="normal" style:font-weight-complex="normal"/>
    </style:style>
    <style:style style:name="T33" style:family="text">
      <style:text-properties fo:font-weight="normal" officeooo:rsid="009f351a" style:font-weight-asian="normal" style:font-weight-complex="normal"/>
    </style:style>
    <style:style style:name="T34" style:family="text">
      <style:text-properties fo:font-weight="normal" officeooo:rsid="00a10421" style:font-weight-asian="normal" style:font-weight-complex="normal"/>
    </style:style>
    <style:style style:name="T35" style:family="text">
      <style:text-properties fo:font-weight="normal" officeooo:rsid="00a28da0" style:font-weight-asian="normal" style:font-weight-complex="normal"/>
    </style:style>
    <style:style style:name="T36" style:family="text">
      <style:text-properties fo:font-weight="normal" officeooo:rsid="009dcc5e" style:font-weight-asian="normal" style:font-weight-complex="normal"/>
    </style:style>
    <style:style style:name="T37" style:family="text">
      <style:text-properties fo:font-weight="normal" officeooo:rsid="00a36b08" style:font-weight-asian="normal" style:font-weight-complex="normal"/>
    </style:style>
    <style:style style:name="T38" style:family="text">
      <style:text-properties fo:font-weight="normal" officeooo:rsid="00a557e9" style:font-weight-asian="normal" style:font-weight-complex="normal"/>
    </style:style>
    <style:style style:name="T39" style:family="text">
      <style:text-properties fo:font-weight="normal" officeooo:rsid="00a57455" style:font-weight-asian="normal" style:font-weight-complex="normal"/>
    </style:style>
    <style:style style:name="T40" style:family="text">
      <style:text-properties fo:font-weight="normal" officeooo:rsid="00a5b314" style:font-weight-asian="normal" style:font-weight-complex="normal"/>
    </style:style>
    <style:style style:name="T41" style:family="text">
      <style:text-properties fo:font-weight="normal" officeooo:rsid="00a5eab5" style:font-weight-asian="normal" style:font-weight-complex="normal"/>
    </style:style>
    <style:style style:name="T42" style:family="text">
      <style:text-properties fo:font-weight="normal" officeooo:rsid="00a7593e" style:font-weight-asian="normal" style:font-weight-complex="normal"/>
    </style:style>
    <style:style style:name="T43" style:family="text">
      <style:text-properties fo:font-weight="normal" officeooo:rsid="00a933cf" style:font-weight-asian="normal" style:font-weight-complex="normal"/>
    </style:style>
    <style:style style:name="T44" style:family="text">
      <style:text-properties fo:font-weight="normal" officeooo:rsid="00abb602" style:font-weight-asian="normal" style:font-weight-complex="normal"/>
    </style:style>
    <style:style style:name="T45" style:family="text">
      <style:text-properties fo:font-weight="normal" officeooo:rsid="00ace17f" style:font-weight-asian="normal" style:font-weight-complex="normal"/>
    </style:style>
    <style:style style:name="T46" style:family="text">
      <style:text-properties fo:font-weight="normal" officeooo:rsid="00ad2770" style:font-weight-asian="normal" style:font-weight-complex="normal"/>
    </style:style>
    <style:style style:name="T47" style:family="text">
      <style:text-properties fo:font-weight="normal" officeooo:rsid="00aed90d" style:font-weight-asian="normal" style:font-weight-complex="normal"/>
    </style:style>
    <style:style style:name="T48" style:family="text">
      <style:text-properties fo:font-weight="normal" officeooo:rsid="00b1a965" style:font-weight-asian="normal" style:font-weight-complex="normal"/>
    </style:style>
    <style:style style:name="T49" style:family="text">
      <style:text-properties fo:font-weight="normal" officeooo:rsid="00b31aa6" style:font-weight-asian="normal" style:font-weight-complex="normal"/>
    </style:style>
    <style:style style:name="T50" style:family="text">
      <style:text-properties fo:font-weight="normal" officeooo:rsid="00b128fd" style:font-weight-asian="normal" style:font-weight-complex="normal"/>
    </style:style>
    <style:style style:name="T51" style:family="text">
      <style:text-properties fo:font-weight="normal" officeooo:rsid="00b4dc1e" style:font-weight-asian="normal" style:font-weight-complex="normal"/>
    </style:style>
    <style:style style:name="T52" style:family="text">
      <style:text-properties fo:font-weight="normal" officeooo:rsid="00b514ad" style:font-weight-asian="normal" style:font-weight-complex="normal"/>
    </style:style>
    <style:style style:name="T53" style:family="text">
      <style:text-properties fo:font-weight="normal" officeooo:rsid="00b5c116" style:font-weight-asian="normal" style:font-weight-complex="normal"/>
    </style:style>
    <style:style style:name="T54" style:family="text">
      <style:text-properties fo:font-weight="normal" officeooo:rsid="00b63f61" style:font-weight-asian="normal" style:font-weight-complex="normal"/>
    </style:style>
    <style:style style:name="T55" style:family="text">
      <style:text-properties fo:font-weight="normal" officeooo:rsid="00b76411" style:font-weight-asian="normal" style:font-weight-complex="normal"/>
    </style:style>
    <style:style style:name="T56" style:family="text">
      <style:text-properties fo:font-weight="normal" officeooo:rsid="00b7830b" style:font-weight-asian="normal" style:font-weight-complex="normal"/>
    </style:style>
    <style:style style:name="T57" style:family="text">
      <style:text-properties fo:font-weight="normal" officeooo:rsid="00b94c28" style:font-weight-asian="normal" style:font-weight-complex="normal"/>
    </style:style>
    <style:style style:name="T58" style:family="text">
      <style:text-properties fo:font-weight="normal" officeooo:rsid="00b97fdd" style:font-weight-asian="normal" style:font-weight-complex="normal"/>
    </style:style>
    <style:style style:name="T59" style:family="text">
      <style:text-properties fo:font-weight="normal" officeooo:rsid="00ba7807" style:font-weight-asian="normal" style:font-weight-complex="normal"/>
    </style:style>
    <style:style style:name="T60" style:family="text">
      <style:text-properties fo:font-weight="normal" officeooo:rsid="00baebb2" style:font-weight-asian="normal" style:font-weight-complex="normal"/>
    </style:style>
    <style:style style:name="T61" style:family="text">
      <style:text-properties fo:font-weight="normal" officeooo:rsid="00bc0ee0" style:font-weight-asian="normal" style:font-weight-complex="normal"/>
    </style:style>
    <style:style style:name="T62" style:family="text">
      <style:text-properties fo:font-weight="normal" officeooo:rsid="00bd73d1" style:font-weight-asian="normal" style:font-weight-complex="normal"/>
    </style:style>
    <style:style style:name="T63" style:family="text">
      <style:text-properties fo:font-weight="normal" officeooo:rsid="00bfec93" style:font-weight-asian="normal" style:font-weight-complex="normal"/>
    </style:style>
    <style:style style:name="T64" style:family="text">
      <style:text-properties fo:font-weight="normal" officeooo:rsid="00c01d47" style:font-weight-asian="normal" style:font-weight-complex="normal"/>
    </style:style>
    <style:style style:name="T65" style:family="text">
      <style:text-properties fo:font-weight="normal" officeooo:rsid="00c12850" style:font-weight-asian="normal" style:font-weight-complex="normal"/>
    </style:style>
    <style:style style:name="T66" style:family="text">
      <style:text-properties fo:font-weight="normal" officeooo:rsid="00c45a65" style:font-weight-asian="normal" style:font-weight-complex="normal"/>
    </style:style>
    <style:style style:name="T67" style:family="text">
      <style:text-properties fo:font-weight="normal" officeooo:rsid="00c527fd" style:font-weight-asian="normal" style:font-weight-complex="normal"/>
    </style:style>
    <style:style style:name="T68" style:family="text">
      <style:text-properties fo:font-weight="normal" officeooo:rsid="00c71e23" style:font-weight-asian="normal" style:font-weight-complex="normal"/>
    </style:style>
    <style:style style:name="T69" style:family="text">
      <style:text-properties fo:font-weight="normal" officeooo:rsid="00c9867d" style:font-weight-asian="normal" style:font-weight-complex="normal"/>
    </style:style>
    <style:style style:name="T70" style:family="text">
      <style:text-properties fo:font-weight="normal" officeooo:rsid="00caaf0d" style:font-weight-asian="normal" style:font-weight-complex="normal"/>
    </style:style>
    <style:style style:name="T71" style:family="text">
      <style:text-properties fo:font-weight="normal" officeooo:rsid="00cc5ab3" style:font-weight-asian="normal" style:font-weight-complex="normal"/>
    </style:style>
    <style:style style:name="T72" style:family="text">
      <style:text-properties fo:font-weight="normal" officeooo:rsid="00d0c7ce" style:font-weight-asian="normal" style:font-weight-complex="normal"/>
    </style:style>
    <style:style style:name="T73" style:family="text">
      <style:text-properties fo:font-weight="normal" officeooo:rsid="00d2959a" style:font-weight-asian="normal" style:font-weight-complex="normal"/>
    </style:style>
    <style:style style:name="T74" style:family="text">
      <style:text-properties fo:font-weight="normal" officeooo:rsid="02475983" style:font-weight-asian="normal" style:font-weight-complex="normal"/>
    </style:style>
    <style:style style:name="T75" style:family="text">
      <style:text-properties fo:font-weight="normal" officeooo:rsid="02486bbc" style:font-weight-asian="normal" style:font-weight-complex="normal"/>
    </style:style>
    <style:style style:name="T76" style:family="text">
      <style:text-properties fo:font-weight="normal" officeooo:rsid="024ab345" style:font-weight-asian="normal" style:font-weight-complex="normal"/>
    </style:style>
    <style:style style:name="T77" style:family="text">
      <style:text-properties fo:font-weight="normal" officeooo:rsid="024c1c42" style:font-weight-asian="normal" style:font-weight-complex="normal"/>
    </style:style>
    <style:style style:name="T78" style:family="text">
      <style:text-properties fo:font-weight="normal" officeooo:rsid="024d7dcd" style:font-weight-asian="normal" style:font-weight-complex="normal"/>
    </style:style>
    <style:style style:name="T79" style:family="text">
      <style:text-properties fo:font-weight="normal" officeooo:rsid="024ed905" style:font-weight-asian="normal" style:font-weight-complex="normal"/>
    </style:style>
    <style:style style:name="T80" style:family="text">
      <style:text-properties fo:font-weight="normal" officeooo:rsid="0251d472" style:font-weight-asian="normal" style:font-weight-complex="normal"/>
    </style:style>
    <style:style style:name="T81" style:family="text">
      <style:text-properties fo:font-weight="normal" officeooo:rsid="0252ece6" style:font-weight-asian="normal" style:font-weight-complex="normal"/>
    </style:style>
    <style:style style:name="T82" style:family="text">
      <style:text-properties fo:font-weight="normal" officeooo:rsid="02531e1b" style:font-weight-asian="normal" style:font-weight-complex="normal"/>
    </style:style>
    <style:style style:name="T83" style:family="text">
      <style:text-properties fo:font-weight="normal" officeooo:rsid="0253b3d1" style:font-weight-asian="normal" style:font-weight-complex="normal"/>
    </style:style>
    <style:style style:name="T84" style:family="text">
      <style:text-properties fo:font-weight="normal" officeooo:rsid="01895db3" style:font-name-asian="Nimbus Sans1" style:font-weight-asian="normal" style:font-name-complex="Noto Sans Devanagari" style:font-weight-complex="normal"/>
    </style:style>
    <style:style style:name="T85" style:family="text">
      <style:text-properties fo:font-weight="normal" officeooo:rsid="01944e78" style:font-name-asian="Nimbus Sans1" style:font-weight-asian="normal" style:font-name-complex="Noto Sans Devanagari" style:font-weight-complex="normal"/>
    </style:style>
    <style:style style:name="T86" style:family="text">
      <style:text-properties fo:font-weight="normal" officeooo:rsid="019471d7" style:font-name-asian="Nimbus Sans1" style:font-weight-asian="normal" style:font-name-complex="Noto Sans Devanagari" style:font-weight-complex="normal"/>
    </style:style>
    <style:style style:name="T87" style:family="text">
      <style:text-properties officeooo:rsid="004f4157"/>
    </style:style>
    <style:style style:name="T88" style:family="text">
      <style:text-properties officeooo:rsid="0058b82d"/>
    </style:style>
    <style:style style:name="T89" style:family="text">
      <style:text-properties officeooo:rsid="0058d5a0"/>
    </style:style>
    <style:style style:name="T90" style:family="text">
      <style:text-properties officeooo:rsid="006a08a0"/>
    </style:style>
    <style:style style:name="T91" style:family="text">
      <style:text-properties style:text-position="super 58%" style:font-name="Nimbus Sans" fo:font-weight="normal" officeooo:rsid="011262b4" style:font-name-asian="Nimbus Sans1" style:font-weight-asian="normal" style:font-name-complex="Noto Sans Devanagari" style:font-weight-complex="normal"/>
    </style:style>
    <style:style style:name="T92" style:family="text">
      <style:text-properties style:font-name="Nimbus Sans" fo:font-size="14pt" fo:font-weight="normal" officeooo:rsid="007b7642" style:font-name-asian="Nimbus Sans1" style:font-size-asian="14pt" style:font-weight-asian="normal" style:font-name-complex="Noto Sans Devanagari" style:font-size-complex="14pt" style:font-weight-complex="normal"/>
    </style:style>
    <style:style style:name="T93" style:family="text">
      <style:text-properties style:font-name="Nimbus Sans" fo:font-size="14pt" fo:font-weight="normal" officeooo:rsid="00d30f83" style:font-name-asian="Nimbus Sans1" style:font-size-asian="14pt" style:font-weight-asian="normal" style:font-name-complex="Noto Sans Devanagari" style:font-size-complex="14pt" style:font-weight-complex="normal"/>
    </style:style>
    <style:style style:name="T94" style:family="text">
      <style:text-properties style:font-name="Nimbus Sans" fo:font-size="14pt" fo:font-weight="normal" officeooo:rsid="00d39466" style:font-name-asian="Nimbus Sans1" style:font-size-asian="14pt" style:font-weight-asian="normal" style:font-name-complex="Noto Sans Devanagari" style:font-size-complex="14pt" style:font-weight-complex="normal"/>
    </style:style>
    <style:style style:name="T95" style:family="text">
      <style:text-properties style:font-name="Nimbus Sans" fo:font-size="14pt" fo:font-weight="normal" officeooo:rsid="00d4566e" style:font-name-asian="Nimbus Sans1" style:font-size-asian="14pt" style:font-weight-asian="normal" style:font-name-complex="Noto Sans Devanagari" style:font-size-complex="14pt" style:font-weight-complex="normal"/>
    </style:style>
    <style:style style:name="T96" style:family="text">
      <style:text-properties style:font-name="Nimbus Sans" fo:font-size="14pt" fo:font-weight="normal" officeooo:rsid="00d4e170" style:font-name-asian="Nimbus Sans1" style:font-size-asian="14pt" style:font-weight-asian="normal" style:font-name-complex="Noto Sans Devanagari" style:font-size-complex="14pt" style:font-weight-complex="normal"/>
    </style:style>
    <style:style style:name="T97" style:family="text">
      <style:text-properties style:font-name="Nimbus Sans" fo:font-size="14pt" fo:font-weight="normal" officeooo:rsid="00d628a9" style:font-name-asian="Nimbus Sans1" style:font-size-asian="14pt" style:font-weight-asian="normal" style:font-name-complex="Noto Sans Devanagari" style:font-size-complex="14pt" style:font-weight-complex="normal"/>
    </style:style>
    <style:style style:name="T98" style:family="text">
      <style:text-properties style:font-name="Nimbus Sans" fo:font-size="14pt" fo:font-weight="normal" officeooo:rsid="0199a636" style:font-name-asian="Nimbus Sans1" style:font-size-asian="14pt" style:font-weight-asian="normal" style:font-name-complex="Noto Sans Devanagari" style:font-size-complex="14pt" style:font-weight-complex="normal"/>
    </style:style>
    <style:style style:name="T99" style:family="text">
      <style:text-properties style:font-name="Nimbus Sans" fo:font-size="14pt" fo:font-weight="normal" officeooo:rsid="0199b35e" style:font-name-asian="Nimbus Sans1" style:font-size-asian="14pt" style:font-weight-asian="normal" style:font-name-complex="Noto Sans Devanagari" style:font-size-complex="14pt" style:font-weight-complex="normal"/>
    </style:style>
    <style:style style:name="T100" style:family="text">
      <style:text-properties style:font-name="Nimbus Sans" fo:font-size="14pt" fo:font-weight="normal" officeooo:rsid="019a5cbc" style:font-name-asian="Nimbus Sans1" style:font-size-asian="14pt" style:font-weight-asian="normal" style:font-name-complex="Noto Sans Devanagari" style:font-size-complex="14pt" style:font-weight-complex="normal"/>
    </style:style>
    <style:style style:name="T101" style:family="text">
      <style:text-properties style:font-name="Nimbus Sans" fo:font-size="14pt" style:text-underline-style="none" fo:font-weight="normal" officeooo:rsid="007b7642" style:font-name-asian="Nimbus Sans1" style:font-size-asian="14pt" style:font-weight-asian="normal" style:font-name-complex="Noto Sans Devanagari" style:font-size-complex="14pt" style:font-weight-complex="normal"/>
    </style:style>
    <style:style style:name="T102" style:family="text">
      <style:text-properties style:font-name="Nimbus Sans" fo:font-size="14pt" style:text-underline-style="none" fo:font-weight="normal" officeooo:rsid="01eefce1" style:font-name-asian="Nimbus Sans1" style:font-size-asian="14pt" style:font-weight-asian="normal" style:font-name-complex="Noto Sans Devanagari" style:font-size-complex="14pt" style:font-weight-complex="normal"/>
    </style:style>
    <style:style style:name="T103" style:family="text">
      <style:text-properties style:font-name="Nimbus Sans" fo:font-size="14pt" style:text-underline-style="none" fo:font-weight="normal" officeooo:rsid="02102a96" style:font-name-asian="Nimbus Sans1" style:font-size-asian="14pt" style:font-weight-asian="normal" style:font-name-complex="Noto Sans Devanagari" style:font-size-complex="14pt" style:font-weight-complex="normal"/>
    </style:style>
    <style:style style:name="T104" style:family="text">
      <style:text-properties style:font-name="Nimbus Sans" fo:font-size="14pt" style:text-underline-style="none" fo:font-weight="normal" officeooo:rsid="0213dc3d" style:font-name-asian="Nimbus Sans1" style:font-size-asian="14pt" style:font-weight-asian="normal" style:font-name-complex="Noto Sans Devanagari" style:font-size-complex="14pt" style:font-weight-complex="normal"/>
    </style:style>
    <style:style style:name="T105" style:family="text">
      <style:text-properties style:font-name="Nimbus Sans" fo:font-weight="normal" style:font-name-asian="Nimbus Sans1" style:font-weight-asian="normal" style:font-name-complex="Noto Sans Devanagari" style:font-weight-complex="normal"/>
    </style:style>
    <style:style style:name="T106" style:family="text">
      <style:text-properties style:font-name="Nimbus Sans" fo:font-weight="normal" officeooo:rsid="00d628a9" style:font-name-asian="Nimbus Sans1" style:font-weight-asian="normal" style:font-name-complex="Noto Sans Devanagari" style:font-weight-complex="normal"/>
    </style:style>
    <style:style style:name="T107" style:family="text">
      <style:text-properties style:font-name="Nimbus Sans" fo:font-weight="normal" officeooo:rsid="00d84bf5" style:font-name-asian="Nimbus Sans1" style:font-weight-asian="normal" style:font-name-complex="Noto Sans Devanagari" style:font-weight-complex="normal"/>
    </style:style>
    <style:style style:name="T108" style:family="text">
      <style:text-properties style:font-name="Nimbus Sans" fo:font-weight="normal" officeooo:rsid="00d94242" style:font-name-asian="Nimbus Sans1" style:font-weight-asian="normal" style:font-name-complex="Noto Sans Devanagari" style:font-weight-complex="normal"/>
    </style:style>
    <style:style style:name="T109" style:family="text">
      <style:text-properties style:font-name="Nimbus Sans" fo:font-weight="normal" officeooo:rsid="00d99f22" style:font-name-asian="Nimbus Sans1" style:font-weight-asian="normal" style:font-name-complex="Noto Sans Devanagari" style:font-weight-complex="normal"/>
    </style:style>
    <style:style style:name="T110" style:family="text">
      <style:text-properties style:font-name="Nimbus Sans" fo:font-weight="normal" officeooo:rsid="00dca1e7" style:font-name-asian="Nimbus Sans1" style:font-weight-asian="normal" style:font-name-complex="Noto Sans Devanagari" style:font-weight-complex="normal"/>
    </style:style>
    <style:style style:name="T111" style:family="text">
      <style:text-properties style:font-name="Nimbus Sans" fo:font-weight="normal" officeooo:rsid="00dca7f5" style:font-name-asian="Nimbus Sans1" style:font-weight-asian="normal" style:font-name-complex="Noto Sans Devanagari" style:font-weight-complex="normal"/>
    </style:style>
    <style:style style:name="T112" style:family="text">
      <style:text-properties style:font-name="Nimbus Sans" fo:font-weight="normal" officeooo:rsid="00de3426" style:font-name-asian="Nimbus Sans1" style:font-weight-asian="normal" style:font-name-complex="Noto Sans Devanagari" style:font-weight-complex="normal"/>
    </style:style>
    <style:style style:name="T113" style:family="text">
      <style:text-properties style:font-name="Nimbus Sans" fo:font-weight="normal" officeooo:rsid="00dfa598" style:font-name-asian="Nimbus Sans1" style:font-weight-asian="normal" style:font-name-complex="Noto Sans Devanagari" style:font-weight-complex="normal"/>
    </style:style>
    <style:style style:name="T114" style:family="text">
      <style:text-properties style:font-name="Nimbus Sans" fo:font-weight="normal" officeooo:rsid="00e3143c" style:font-name-asian="Nimbus Sans1" style:font-weight-asian="normal" style:font-name-complex="Noto Sans Devanagari" style:font-weight-complex="normal"/>
    </style:style>
    <style:style style:name="T115" style:family="text">
      <style:text-properties style:font-name="Nimbus Sans" fo:font-weight="normal" officeooo:rsid="00e3ed9d" style:font-name-asian="Nimbus Sans1" style:font-weight-asian="normal" style:font-name-complex="Noto Sans Devanagari" style:font-weight-complex="normal"/>
    </style:style>
    <style:style style:name="T116" style:family="text">
      <style:text-properties style:font-name="Nimbus Sans" fo:font-weight="normal" officeooo:rsid="00e5c406" style:font-name-asian="Nimbus Sans1" style:font-weight-asian="normal" style:font-name-complex="Noto Sans Devanagari" style:font-weight-complex="normal"/>
    </style:style>
    <style:style style:name="T117" style:family="text">
      <style:text-properties style:font-name="Nimbus Sans" fo:font-weight="normal" officeooo:rsid="00e78d4d" style:font-name-asian="Nimbus Sans1" style:font-weight-asian="normal" style:font-name-complex="Noto Sans Devanagari" style:font-weight-complex="normal"/>
    </style:style>
    <style:style style:name="T118" style:family="text">
      <style:text-properties style:font-name="Nimbus Sans" fo:font-weight="normal" officeooo:rsid="00e86c0e" style:font-name-asian="Nimbus Sans1" style:font-weight-asian="normal" style:font-name-complex="Noto Sans Devanagari" style:font-weight-complex="normal"/>
    </style:style>
    <style:style style:name="T119" style:family="text">
      <style:text-properties style:font-name="Nimbus Sans" fo:font-weight="normal" officeooo:rsid="00e89e07" style:font-name-asian="Nimbus Sans1" style:font-weight-asian="normal" style:font-name-complex="Noto Sans Devanagari" style:font-weight-complex="normal"/>
    </style:style>
    <style:style style:name="T120" style:family="text">
      <style:text-properties style:font-name="Nimbus Sans" fo:font-weight="normal" officeooo:rsid="00e8af46" style:font-name-asian="Nimbus Sans1" style:font-weight-asian="normal" style:font-name-complex="Noto Sans Devanagari" style:font-weight-complex="normal"/>
    </style:style>
    <style:style style:name="T121" style:family="text">
      <style:text-properties style:font-name="Nimbus Sans" fo:font-weight="normal" officeooo:rsid="00ea0bf3" style:font-name-asian="Nimbus Sans1" style:font-weight-asian="normal" style:font-name-complex="Noto Sans Devanagari" style:font-weight-complex="normal"/>
    </style:style>
    <style:style style:name="T122" style:family="text">
      <style:text-properties style:font-name="Nimbus Sans" fo:font-weight="normal" officeooo:rsid="00ea8c0e" style:font-name-asian="Nimbus Sans1" style:font-weight-asian="normal" style:font-name-complex="Noto Sans Devanagari" style:font-weight-complex="normal"/>
    </style:style>
    <style:style style:name="T123" style:family="text">
      <style:text-properties style:font-name="Nimbus Sans" fo:font-weight="normal" officeooo:rsid="00eebef7" style:font-name-asian="Nimbus Sans1" style:font-weight-asian="normal" style:font-name-complex="Noto Sans Devanagari" style:font-weight-complex="normal"/>
    </style:style>
    <style:style style:name="T124" style:family="text">
      <style:text-properties style:font-name="Nimbus Sans" fo:font-weight="normal" officeooo:rsid="00ef14fc" style:font-name-asian="Nimbus Sans1" style:font-weight-asian="normal" style:font-name-complex="Noto Sans Devanagari" style:font-weight-complex="normal"/>
    </style:style>
    <style:style style:name="T125" style:family="text">
      <style:text-properties style:font-name="Nimbus Sans" fo:font-weight="normal" officeooo:rsid="00efb1a1" style:font-name-asian="Nimbus Sans1" style:font-weight-asian="normal" style:font-name-complex="Noto Sans Devanagari" style:font-weight-complex="normal"/>
    </style:style>
    <style:style style:name="T126" style:family="text">
      <style:text-properties style:font-name="Nimbus Sans" fo:font-weight="normal" officeooo:rsid="00f03e07" style:font-name-asian="Nimbus Sans1" style:font-weight-asian="normal" style:font-name-complex="Noto Sans Devanagari" style:font-weight-complex="normal"/>
    </style:style>
    <style:style style:name="T127" style:family="text">
      <style:text-properties style:font-name="Nimbus Sans" fo:font-weight="normal" officeooo:rsid="00f2356e" style:font-name-asian="Nimbus Sans1" style:font-weight-asian="normal" style:font-name-complex="Noto Sans Devanagari" style:font-weight-complex="normal"/>
    </style:style>
    <style:style style:name="T128" style:family="text">
      <style:text-properties style:font-name="Nimbus Sans" fo:font-weight="normal" officeooo:rsid="00f2d174" style:font-name-asian="Nimbus Sans1" style:font-weight-asian="normal" style:font-name-complex="Noto Sans Devanagari" style:font-weight-complex="normal"/>
    </style:style>
    <style:style style:name="T129" style:family="text">
      <style:text-properties style:font-name="Nimbus Sans" fo:font-weight="normal" officeooo:rsid="00f4a285" style:font-name-asian="Nimbus Sans1" style:font-weight-asian="normal" style:font-name-complex="Noto Sans Devanagari" style:font-weight-complex="normal"/>
    </style:style>
    <style:style style:name="T130" style:family="text">
      <style:text-properties style:font-name="Nimbus Sans" fo:font-weight="normal" officeooo:rsid="00f60199" style:font-name-asian="Nimbus Sans1" style:font-weight-asian="normal" style:font-name-complex="Noto Sans Devanagari" style:font-weight-complex="normal"/>
    </style:style>
    <style:style style:name="T131" style:family="text">
      <style:text-properties style:font-name="Nimbus Sans" fo:font-weight="normal" officeooo:rsid="00f69f8c" style:font-name-asian="Nimbus Sans1" style:font-weight-asian="normal" style:font-name-complex="Noto Sans Devanagari" style:font-weight-complex="normal"/>
    </style:style>
    <style:style style:name="T132" style:family="text">
      <style:text-properties style:font-name="Nimbus Sans" fo:font-weight="normal" officeooo:rsid="00f898d8" style:font-name-asian="Nimbus Sans1" style:font-weight-asian="normal" style:font-name-complex="Noto Sans Devanagari" style:font-weight-complex="normal"/>
    </style:style>
    <style:style style:name="T133" style:family="text">
      <style:text-properties style:font-name="Nimbus Sans" fo:font-weight="normal" officeooo:rsid="00f9ffca" style:font-name-asian="Nimbus Sans1" style:font-weight-asian="normal" style:font-name-complex="Noto Sans Devanagari" style:font-weight-complex="normal"/>
    </style:style>
    <style:style style:name="T134" style:family="text">
      <style:text-properties style:font-name="Nimbus Sans" fo:font-weight="normal" officeooo:rsid="00fac9bf" style:font-name-asian="Nimbus Sans1" style:font-weight-asian="normal" style:font-name-complex="Noto Sans Devanagari" style:font-weight-complex="normal"/>
    </style:style>
    <style:style style:name="T135" style:family="text">
      <style:text-properties style:font-name="Nimbus Sans" fo:font-weight="normal" officeooo:rsid="00fc1db8" style:font-name-asian="Nimbus Sans1" style:font-weight-asian="normal" style:font-name-complex="Noto Sans Devanagari" style:font-weight-complex="normal"/>
    </style:style>
    <style:style style:name="T136" style:family="text">
      <style:text-properties style:font-name="Nimbus Sans" fo:font-weight="normal" officeooo:rsid="00fdf2fe" style:font-name-asian="Nimbus Sans1" style:font-weight-asian="normal" style:font-name-complex="Noto Sans Devanagari" style:font-weight-complex="normal"/>
    </style:style>
    <style:style style:name="T137" style:family="text">
      <style:text-properties style:font-name="Nimbus Sans" fo:font-weight="normal" officeooo:rsid="00fe61cb" style:font-name-asian="Nimbus Sans1" style:font-weight-asian="normal" style:font-name-complex="Noto Sans Devanagari" style:font-weight-complex="normal"/>
    </style:style>
    <style:style style:name="T138" style:family="text">
      <style:text-properties style:font-name="Nimbus Sans" fo:font-weight="normal" officeooo:rsid="00fff54a" style:font-name-asian="Nimbus Sans1" style:font-weight-asian="normal" style:font-name-complex="Noto Sans Devanagari" style:font-weight-complex="normal"/>
    </style:style>
    <style:style style:name="T139" style:family="text">
      <style:text-properties style:font-name="Nimbus Sans" fo:font-weight="normal" officeooo:rsid="01003286" style:font-name-asian="Nimbus Sans1" style:font-weight-asian="normal" style:font-name-complex="Noto Sans Devanagari" style:font-weight-complex="normal"/>
    </style:style>
    <style:style style:name="T140" style:family="text">
      <style:text-properties style:font-name="Nimbus Sans" fo:font-weight="normal" officeooo:rsid="0100b0dc" style:font-name-asian="Nimbus Sans1" style:font-weight-asian="normal" style:font-name-complex="Noto Sans Devanagari" style:font-weight-complex="normal"/>
    </style:style>
    <style:style style:name="T141" style:family="text">
      <style:text-properties style:font-name="Nimbus Sans" fo:font-weight="normal" officeooo:rsid="0103ab85" style:font-name-asian="Nimbus Sans1" style:font-weight-asian="normal" style:font-name-complex="Noto Sans Devanagari" style:font-weight-complex="normal"/>
    </style:style>
    <style:style style:name="T142" style:family="text">
      <style:text-properties style:font-name="Nimbus Sans" fo:font-weight="normal" officeooo:rsid="01075090" style:font-name-asian="Nimbus Sans1" style:font-weight-asian="normal" style:font-name-complex="Noto Sans Devanagari" style:font-weight-complex="normal"/>
    </style:style>
    <style:style style:name="T143" style:family="text">
      <style:text-properties style:font-name="Nimbus Sans" fo:font-weight="normal" officeooo:rsid="01081d0f" style:font-name-asian="Nimbus Sans1" style:font-weight-asian="normal" style:font-name-complex="Noto Sans Devanagari" style:font-weight-complex="normal"/>
    </style:style>
    <style:style style:name="T144" style:family="text">
      <style:text-properties style:font-name="Nimbus Sans" fo:font-weight="normal" officeooo:rsid="0108fa37" style:font-name-asian="Nimbus Sans1" style:font-weight-asian="normal" style:font-name-complex="Noto Sans Devanagari" style:font-weight-complex="normal"/>
    </style:style>
    <style:style style:name="T145" style:family="text">
      <style:text-properties style:font-name="Nimbus Sans" fo:font-weight="normal" officeooo:rsid="0109a7c7" style:font-name-asian="Nimbus Sans1" style:font-weight-asian="normal" style:font-name-complex="Noto Sans Devanagari" style:font-weight-complex="normal"/>
    </style:style>
    <style:style style:name="T146" style:family="text">
      <style:text-properties style:font-name="Nimbus Sans" fo:font-weight="normal" officeooo:rsid="010b9d0d" style:font-name-asian="Nimbus Sans1" style:font-weight-asian="normal" style:font-name-complex="Noto Sans Devanagari" style:font-weight-complex="normal"/>
    </style:style>
    <style:style style:name="T147" style:family="text">
      <style:text-properties style:font-name="Nimbus Sans" fo:font-weight="normal" officeooo:rsid="010cbcd8" style:font-name-asian="Nimbus Sans1" style:font-weight-asian="normal" style:font-name-complex="Noto Sans Devanagari" style:font-weight-complex="normal"/>
    </style:style>
    <style:style style:name="T148" style:family="text">
      <style:text-properties style:font-name="Nimbus Sans" fo:font-weight="normal" officeooo:rsid="010dd6a6" style:font-name-asian="Nimbus Sans1" style:font-weight-asian="normal" style:font-name-complex="Noto Sans Devanagari" style:font-weight-complex="normal"/>
    </style:style>
    <style:style style:name="T149" style:family="text">
      <style:text-properties style:font-name="Nimbus Sans" fo:font-weight="normal" officeooo:rsid="010f2a58" style:font-name-asian="Nimbus Sans1" style:font-weight-asian="normal" style:font-name-complex="Noto Sans Devanagari" style:font-weight-complex="normal"/>
    </style:style>
    <style:style style:name="T150" style:family="text">
      <style:text-properties style:font-name="Nimbus Sans" fo:font-weight="normal" officeooo:rsid="010f78b1" style:font-name-asian="Nimbus Sans1" style:font-weight-asian="normal" style:font-name-complex="Noto Sans Devanagari" style:font-weight-complex="normal"/>
    </style:style>
    <style:style style:name="T151" style:family="text">
      <style:text-properties style:font-name="Nimbus Sans" fo:font-weight="normal" officeooo:rsid="0111cc33" style:font-name-asian="Nimbus Sans1" style:font-weight-asian="normal" style:font-name-complex="Noto Sans Devanagari" style:font-weight-complex="normal"/>
    </style:style>
    <style:style style:name="T152" style:family="text">
      <style:text-properties style:font-name="Nimbus Sans" fo:font-weight="normal" officeooo:rsid="011262b4" style:font-name-asian="Nimbus Sans1" style:font-weight-asian="normal" style:font-name-complex="Noto Sans Devanagari" style:font-weight-complex="normal"/>
    </style:style>
    <style:style style:name="T153" style:family="text">
      <style:text-properties style:font-name="Nimbus Sans" fo:font-weight="normal" officeooo:rsid="0113dd33" style:font-name-asian="Nimbus Sans1" style:font-weight-asian="normal" style:font-name-complex="Noto Sans Devanagari" style:font-weight-complex="normal"/>
    </style:style>
    <style:style style:name="T154" style:family="text">
      <style:text-properties style:font-name="Nimbus Sans" fo:font-weight="normal" officeooo:rsid="01154644" style:font-name-asian="Nimbus Sans1" style:font-weight-asian="normal" style:font-name-complex="Noto Sans Devanagari" style:font-weight-complex="normal"/>
    </style:style>
    <style:style style:name="T155" style:family="text">
      <style:text-properties style:font-name="Nimbus Sans" fo:font-weight="normal" officeooo:rsid="01164b0a" style:font-name-asian="Nimbus Sans1" style:font-weight-asian="normal" style:font-name-complex="Noto Sans Devanagari" style:font-weight-complex="normal"/>
    </style:style>
    <style:style style:name="T156" style:family="text">
      <style:text-properties style:font-name="Nimbus Sans" fo:font-weight="normal" officeooo:rsid="0117c807" style:font-name-asian="Nimbus Sans1" style:font-weight-asian="normal" style:font-name-complex="Noto Sans Devanagari" style:font-weight-complex="normal"/>
    </style:style>
    <style:style style:name="T157" style:family="text">
      <style:text-properties style:font-name="Nimbus Sans" fo:font-weight="normal" officeooo:rsid="01189f29" style:font-name-asian="Nimbus Sans1" style:font-weight-asian="normal" style:font-name-complex="Noto Sans Devanagari" style:font-weight-complex="normal"/>
    </style:style>
    <style:style style:name="T158" style:family="text">
      <style:text-properties style:font-name="Nimbus Sans" fo:font-weight="normal" officeooo:rsid="0119cc25" style:font-name-asian="Nimbus Sans1" style:font-weight-asian="normal" style:font-name-complex="Noto Sans Devanagari" style:font-weight-complex="normal"/>
    </style:style>
    <style:style style:name="T159" style:family="text">
      <style:text-properties style:font-name="Nimbus Sans" fo:font-weight="normal" officeooo:rsid="011a590e" style:font-name-asian="Nimbus Sans1" style:font-weight-asian="normal" style:font-name-complex="Noto Sans Devanagari" style:font-weight-complex="normal"/>
    </style:style>
    <style:style style:name="T160" style:family="text">
      <style:text-properties style:font-name="Nimbus Sans" fo:font-weight="normal" officeooo:rsid="011a740b" style:font-name-asian="Nimbus Sans1" style:font-weight-asian="normal" style:font-name-complex="Noto Sans Devanagari" style:font-weight-complex="normal"/>
    </style:style>
    <style:style style:name="T161" style:family="text">
      <style:text-properties style:font-name="Nimbus Sans" fo:font-weight="normal" officeooo:rsid="011b5b28" style:font-name-asian="Nimbus Sans1" style:font-weight-asian="normal" style:font-name-complex="Noto Sans Devanagari" style:font-weight-complex="normal"/>
    </style:style>
    <style:style style:name="T162" style:family="text">
      <style:text-properties style:font-name="Nimbus Sans" fo:font-weight="normal" officeooo:rsid="011d54e8" style:font-name-asian="Nimbus Sans1" style:font-weight-asian="normal" style:font-name-complex="Noto Sans Devanagari" style:font-weight-complex="normal"/>
    </style:style>
    <style:style style:name="T163" style:family="text">
      <style:text-properties style:font-name="Nimbus Sans" fo:font-weight="normal" officeooo:rsid="012094b2" style:font-name-asian="Nimbus Sans1" style:font-weight-asian="normal" style:font-name-complex="Noto Sans Devanagari" style:font-weight-complex="normal"/>
    </style:style>
    <style:style style:name="T164" style:family="text">
      <style:text-properties style:font-name="Nimbus Sans" fo:font-weight="normal" officeooo:rsid="0122c6ab" style:font-name-asian="Nimbus Sans1" style:font-weight-asian="normal" style:font-name-complex="Noto Sans Devanagari" style:font-weight-complex="normal"/>
    </style:style>
    <style:style style:name="T165" style:family="text">
      <style:text-properties style:font-name="Nimbus Sans" fo:font-weight="normal" officeooo:rsid="0122d6c9" style:font-name-asian="Nimbus Sans1" style:font-weight-asian="normal" style:font-name-complex="Noto Sans Devanagari" style:font-weight-complex="normal"/>
    </style:style>
    <style:style style:name="T166" style:family="text">
      <style:text-properties style:font-name="Nimbus Sans" fo:font-weight="normal" officeooo:rsid="012414d8" style:font-name-asian="Nimbus Sans1" style:font-weight-asian="normal" style:font-name-complex="Noto Sans Devanagari" style:font-weight-complex="normal"/>
    </style:style>
    <style:style style:name="T167" style:family="text">
      <style:text-properties style:font-name="Nimbus Sans" fo:font-weight="normal" officeooo:rsid="0125fed0" style:font-name-asian="Nimbus Sans1" style:font-weight-asian="normal" style:font-name-complex="Noto Sans Devanagari" style:font-weight-complex="normal"/>
    </style:style>
    <style:style style:name="T168" style:family="text">
      <style:text-properties style:font-name="Nimbus Sans" fo:font-weight="normal" officeooo:rsid="01269a6a" style:font-name-asian="Nimbus Sans1" style:font-weight-asian="normal" style:font-name-complex="Noto Sans Devanagari" style:font-weight-complex="normal"/>
    </style:style>
    <style:style style:name="T169" style:family="text">
      <style:text-properties style:font-name="Nimbus Sans" fo:font-weight="normal" officeooo:rsid="012a5491" style:font-name-asian="Nimbus Sans1" style:font-weight-asian="normal" style:font-name-complex="Noto Sans Devanagari" style:font-weight-complex="normal"/>
    </style:style>
    <style:style style:name="T170" style:family="text">
      <style:text-properties style:font-name="Nimbus Sans" fo:font-weight="normal" officeooo:rsid="012def9b" style:font-name-asian="Nimbus Sans1" style:font-weight-asian="normal" style:font-name-complex="Noto Sans Devanagari" style:font-weight-complex="normal"/>
    </style:style>
    <style:style style:name="T171" style:family="text">
      <style:text-properties style:font-name="Nimbus Sans" fo:font-weight="normal" officeooo:rsid="012e068f" style:font-name-asian="Nimbus Sans1" style:font-weight-asian="normal" style:font-name-complex="Noto Sans Devanagari" style:font-weight-complex="normal"/>
    </style:style>
    <style:style style:name="T172" style:family="text">
      <style:text-properties style:font-name="Nimbus Sans" fo:font-weight="normal" officeooo:rsid="012fc4da" style:font-name-asian="Nimbus Sans1" style:font-weight-asian="normal" style:font-name-complex="Noto Sans Devanagari" style:font-weight-complex="normal"/>
    </style:style>
    <style:style style:name="T173" style:family="text">
      <style:text-properties style:font-name="Nimbus Sans" fo:font-weight="normal" officeooo:rsid="01316c51" style:font-name-asian="Nimbus Sans1" style:font-weight-asian="normal" style:font-name-complex="Noto Sans Devanagari" style:font-weight-complex="normal"/>
    </style:style>
    <style:style style:name="T174" style:family="text">
      <style:text-properties style:font-name="Nimbus Sans" fo:font-weight="normal" officeooo:rsid="01743fad" style:font-name-asian="Nimbus Sans1" style:font-weight-asian="normal" style:font-name-complex="Noto Sans Devanagari" style:font-weight-complex="normal"/>
    </style:style>
    <style:style style:name="T175" style:family="text">
      <style:text-properties style:font-name="Nimbus Sans" fo:font-weight="normal" officeooo:rsid="025a394b" style:font-name-asian="Nimbus Sans1" style:font-weight-asian="normal" style:font-name-complex="Noto Sans Devanagari" style:font-weight-complex="normal"/>
    </style:style>
    <style:style style:name="T176" style:family="text">
      <style:text-properties style:font-name="Nimbus Sans" fo:font-size="12pt" fo:font-weight="normal" style:font-name-asian="Nimbus Sans1" style:font-size-asian="10.5pt" style:font-weight-asian="normal" style:font-name-complex="Noto Sans Devanagari" style:font-size-complex="12pt" style:font-weight-complex="normal"/>
    </style:style>
    <style:style style:name="T177" style:family="text">
      <style:text-properties style:font-name="Nimbus Sans" fo:font-size="12pt" fo:font-weight="normal" officeooo:rsid="012fc4da" style:font-name-asian="Nimbus Sans1" style:font-size-asian="10.5pt" style:font-weight-asian="normal" style:font-name-complex="Noto Sans Devanagari" style:font-size-complex="12pt" style:font-weight-complex="normal"/>
    </style:style>
    <style:style style:name="T178" style:family="text">
      <style:text-properties style:font-name="Nimbus Sans" fo:font-size="12pt" fo:font-weight="normal" officeooo:rsid="01322b70" style:font-name-asian="Nimbus Sans1" style:font-size-asian="10.5pt" style:font-weight-asian="normal" style:font-name-complex="Noto Sans Devanagari" style:font-size-complex="12pt" style:font-weight-complex="normal"/>
    </style:style>
    <style:style style:name="T179" style:family="text">
      <style:text-properties style:font-name="Nimbus Sans" fo:font-size="12pt" fo:font-weight="normal" officeooo:rsid="0132f2b6" style:font-name-asian="Nimbus Sans1" style:font-size-asian="10.5pt" style:font-weight-asian="normal" style:font-name-complex="Noto Sans Devanagari" style:font-size-complex="12pt" style:font-weight-complex="normal"/>
    </style:style>
    <style:style style:name="T180" style:family="text">
      <style:text-properties style:font-name="Nimbus Sans" fo:font-size="12pt" fo:font-weight="normal" officeooo:rsid="01342bc1" style:font-name-asian="Nimbus Sans1" style:font-size-asian="10.5pt" style:font-weight-asian="normal" style:font-name-complex="Noto Sans Devanagari" style:font-size-complex="12pt" style:font-weight-complex="normal"/>
    </style:style>
    <style:style style:name="T181" style:family="text">
      <style:text-properties style:font-name="Nimbus Sans" fo:font-size="12pt" fo:font-weight="normal" officeooo:rsid="0135e985" style:font-name-asian="Nimbus Sans1" style:font-size-asian="10.5pt" style:font-weight-asian="normal" style:font-name-complex="Noto Sans Devanagari" style:font-size-complex="12pt" style:font-weight-complex="normal"/>
    </style:style>
    <style:style style:name="T182" style:family="text">
      <style:text-properties style:font-name="Nimbus Sans" fo:font-size="12pt" fo:font-weight="normal" officeooo:rsid="01378dca" style:font-name-asian="Nimbus Sans1" style:font-size-asian="10.5pt" style:font-weight-asian="normal" style:font-name-complex="Noto Sans Devanagari" style:font-size-complex="12pt" style:font-weight-complex="normal"/>
    </style:style>
    <style:style style:name="T183" style:family="text">
      <style:text-properties style:font-name="Nimbus Sans" fo:font-size="12pt" fo:font-weight="normal" officeooo:rsid="013abfc4" style:font-name-asian="Nimbus Sans1" style:font-size-asian="10.5pt" style:font-weight-asian="normal" style:font-name-complex="Noto Sans Devanagari" style:font-size-complex="12pt" style:font-weight-complex="normal"/>
    </style:style>
    <style:style style:name="T184" style:family="text">
      <style:text-properties style:font-name="Nimbus Sans" fo:font-size="12pt" fo:font-weight="normal" officeooo:rsid="013b8b9f" style:font-name-asian="Nimbus Sans1" style:font-size-asian="10.5pt" style:font-weight-asian="normal" style:font-name-complex="Noto Sans Devanagari" style:font-size-complex="12pt" style:font-weight-complex="normal"/>
    </style:style>
    <style:style style:name="T185" style:family="text">
      <style:text-properties style:font-name="Nimbus Sans" fo:font-size="12pt" fo:font-weight="normal" officeooo:rsid="013d72b2" style:font-name-asian="Nimbus Sans1" style:font-size-asian="10.5pt" style:font-weight-asian="normal" style:font-name-complex="Noto Sans Devanagari" style:font-size-complex="12pt" style:font-weight-complex="normal"/>
    </style:style>
    <style:style style:name="T186" style:family="text">
      <style:text-properties style:font-name="Nimbus Sans" fo:font-size="12pt" fo:font-weight="normal" officeooo:rsid="013e04ee" style:font-name-asian="Nimbus Sans1" style:font-size-asian="10.5pt" style:font-weight-asian="normal" style:font-name-complex="Noto Sans Devanagari" style:font-size-complex="12pt" style:font-weight-complex="normal"/>
    </style:style>
    <style:style style:name="T187" style:family="text">
      <style:text-properties style:font-name="Nimbus Sans" fo:font-size="12pt" fo:font-weight="normal" officeooo:rsid="013e6a75" style:font-name-asian="Nimbus Sans1" style:font-size-asian="10.5pt" style:font-weight-asian="normal" style:font-name-complex="Noto Sans Devanagari" style:font-size-complex="12pt" style:font-weight-complex="normal"/>
    </style:style>
    <style:style style:name="T188" style:family="text">
      <style:text-properties style:font-name="Nimbus Sans" fo:font-size="12pt" fo:font-weight="normal" officeooo:rsid="01415da3" style:font-name-asian="Nimbus Sans1" style:font-size-asian="10.5pt" style:font-weight-asian="normal" style:font-name-complex="Noto Sans Devanagari" style:font-size-complex="12pt" style:font-weight-complex="normal"/>
    </style:style>
    <style:style style:name="T189" style:family="text">
      <style:text-properties style:font-name="Nimbus Sans" fo:font-size="12pt" fo:font-weight="normal" officeooo:rsid="014261d4" style:font-name-asian="Nimbus Sans1" style:font-size-asian="10.5pt" style:font-weight-asian="normal" style:font-name-complex="Noto Sans Devanagari" style:font-size-complex="12pt" style:font-weight-complex="normal"/>
    </style:style>
    <style:style style:name="T190" style:family="text">
      <style:text-properties style:font-name="Nimbus Sans" fo:font-size="12pt" fo:font-weight="normal" officeooo:rsid="01443c3c" style:font-name-asian="Nimbus Sans1" style:font-size-asian="10.5pt" style:font-weight-asian="normal" style:font-name-complex="Noto Sans Devanagari" style:font-size-complex="12pt" style:font-weight-complex="normal"/>
    </style:style>
    <style:style style:name="T191" style:family="text">
      <style:text-properties style:font-name="Nimbus Sans" fo:font-size="12pt" fo:font-weight="normal" officeooo:rsid="01447c99" style:font-name-asian="Nimbus Sans1" style:font-size-asian="10.5pt" style:font-weight-asian="normal" style:font-name-complex="Noto Sans Devanagari" style:font-size-complex="12pt" style:font-weight-complex="normal"/>
    </style:style>
    <style:style style:name="T192" style:family="text">
      <style:text-properties style:font-name="Nimbus Sans" fo:font-size="12pt" fo:font-weight="normal" officeooo:rsid="0146520f" style:font-name-asian="Nimbus Sans1" style:font-size-asian="10.5pt" style:font-weight-asian="normal" style:font-name-complex="Noto Sans Devanagari" style:font-size-complex="12pt" style:font-weight-complex="normal"/>
    </style:style>
    <style:style style:name="T193" style:family="text">
      <style:text-properties style:font-name="Nimbus Sans" fo:font-size="12pt" fo:font-weight="normal" officeooo:rsid="0147556c" style:font-name-asian="Nimbus Sans1" style:font-size-asian="10.5pt" style:font-weight-asian="normal" style:font-name-complex="Noto Sans Devanagari" style:font-size-complex="12pt" style:font-weight-complex="normal"/>
    </style:style>
    <style:style style:name="T194" style:family="text">
      <style:text-properties style:font-name="Nimbus Sans" fo:font-size="12pt" fo:font-weight="normal" officeooo:rsid="014869c4" style:font-name-asian="Nimbus Sans1" style:font-size-asian="10.5pt" style:font-weight-asian="normal" style:font-name-complex="Noto Sans Devanagari" style:font-size-complex="12pt" style:font-weight-complex="normal"/>
    </style:style>
    <style:style style:name="T195" style:family="text">
      <style:text-properties style:font-name="Nimbus Sans" fo:font-size="12pt" fo:font-weight="normal" officeooo:rsid="0149b9a0" style:font-name-asian="Nimbus Sans1" style:font-size-asian="10.5pt" style:font-weight-asian="normal" style:font-name-complex="Noto Sans Devanagari" style:font-size-complex="12pt" style:font-weight-complex="normal"/>
    </style:style>
    <style:style style:name="T196" style:family="text">
      <style:text-properties style:font-name="Nimbus Sans" fo:font-size="12pt" fo:font-weight="normal" officeooo:rsid="014ab37f" style:font-name-asian="Nimbus Sans1" style:font-size-asian="10.5pt" style:font-weight-asian="normal" style:font-name-complex="Noto Sans Devanagari" style:font-size-complex="12pt" style:font-weight-complex="normal"/>
    </style:style>
    <style:style style:name="T197" style:family="text">
      <style:text-properties style:font-name="Nimbus Sans" fo:font-size="12pt" fo:font-weight="normal" officeooo:rsid="014b0730" style:font-name-asian="Nimbus Sans1" style:font-size-asian="10.5pt" style:font-weight-asian="normal" style:font-name-complex="Noto Sans Devanagari" style:font-size-complex="12pt" style:font-weight-complex="normal"/>
    </style:style>
    <style:style style:name="T198" style:family="text">
      <style:text-properties style:font-name="Nimbus Sans" fo:font-size="12pt" fo:font-weight="normal" officeooo:rsid="014b1060" style:font-name-asian="Nimbus Sans1" style:font-size-asian="10.5pt" style:font-weight-asian="normal" style:font-name-complex="Noto Sans Devanagari" style:font-size-complex="12pt" style:font-weight-complex="normal"/>
    </style:style>
    <style:style style:name="T199" style:family="text">
      <style:text-properties style:font-name="Nimbus Sans" fo:font-size="12pt" fo:font-weight="normal" officeooo:rsid="014c8a55" style:font-name-asian="Nimbus Sans1" style:font-size-asian="10.5pt" style:font-weight-asian="normal" style:font-name-complex="Noto Sans Devanagari" style:font-size-complex="12pt" style:font-weight-complex="normal"/>
    </style:style>
    <style:style style:name="T200" style:family="text">
      <style:text-properties style:font-name="Nimbus Sans" fo:font-size="12pt" fo:font-weight="normal" officeooo:rsid="014cc3fa" style:font-name-asian="Nimbus Sans1" style:font-size-asian="10.5pt" style:font-weight-asian="normal" style:font-name-complex="Noto Sans Devanagari" style:font-size-complex="12pt" style:font-weight-complex="normal"/>
    </style:style>
    <style:style style:name="T201" style:family="text">
      <style:text-properties style:font-name="Nimbus Sans" fo:font-size="12pt" fo:font-weight="normal" officeooo:rsid="015059d5" style:font-name-asian="Nimbus Sans1" style:font-size-asian="10.5pt" style:font-weight-asian="normal" style:font-name-complex="Noto Sans Devanagari" style:font-size-complex="12pt" style:font-weight-complex="normal"/>
    </style:style>
    <style:style style:name="T202" style:family="text">
      <style:text-properties style:font-name="Nimbus Sans" fo:font-size="12pt" fo:font-weight="normal" officeooo:rsid="01521669" style:font-name-asian="Nimbus Sans1" style:font-size-asian="10.5pt" style:font-weight-asian="normal" style:font-name-complex="Noto Sans Devanagari" style:font-size-complex="12pt" style:font-weight-complex="normal"/>
    </style:style>
    <style:style style:name="T203" style:family="text">
      <style:text-properties style:font-name="Nimbus Sans" fo:font-size="12pt" fo:font-weight="normal" officeooo:rsid="01524a4f" style:font-name-asian="Nimbus Sans1" style:font-size-asian="10.5pt" style:font-weight-asian="normal" style:font-name-complex="Noto Sans Devanagari" style:font-size-complex="12pt" style:font-weight-complex="normal"/>
    </style:style>
    <style:style style:name="T204" style:family="text">
      <style:text-properties style:font-name="Nimbus Sans" fo:font-size="12pt" fo:font-weight="normal" officeooo:rsid="015485b5" style:font-name-asian="Nimbus Sans1" style:font-size-asian="10.5pt" style:font-weight-asian="normal" style:font-name-complex="Noto Sans Devanagari" style:font-size-complex="12pt" style:font-weight-complex="normal"/>
    </style:style>
    <style:style style:name="T205" style:family="text">
      <style:text-properties style:font-name="Nimbus Sans" fo:font-size="12pt" fo:font-weight="normal" officeooo:rsid="01553d0b" style:font-name-asian="Nimbus Sans1" style:font-size-asian="10.5pt" style:font-weight-asian="normal" style:font-name-complex="Noto Sans Devanagari" style:font-size-complex="12pt" style:font-weight-complex="normal"/>
    </style:style>
    <style:style style:name="T206" style:family="text">
      <style:text-properties style:font-name="Nimbus Sans" fo:font-size="12pt" fo:font-weight="normal" officeooo:rsid="01578dd3" style:font-name-asian="Nimbus Sans1" style:font-size-asian="10.5pt" style:font-weight-asian="normal" style:font-name-complex="Noto Sans Devanagari" style:font-size-complex="12pt" style:font-weight-complex="normal"/>
    </style:style>
    <style:style style:name="T207" style:family="text">
      <style:text-properties style:font-name="Nimbus Sans" fo:font-size="12pt" fo:font-weight="normal" officeooo:rsid="0159a6d0" style:font-name-asian="Nimbus Sans1" style:font-size-asian="10.5pt" style:font-weight-asian="normal" style:font-name-complex="Noto Sans Devanagari" style:font-size-complex="12pt" style:font-weight-complex="normal"/>
    </style:style>
    <style:style style:name="T208" style:family="text">
      <style:text-properties style:font-name="Nimbus Sans" fo:font-size="12pt" fo:font-weight="normal" officeooo:rsid="015b22ce" style:font-name-asian="Nimbus Sans1" style:font-size-asian="10.5pt" style:font-weight-asian="normal" style:font-name-complex="Noto Sans Devanagari" style:font-size-complex="12pt" style:font-weight-complex="normal"/>
    </style:style>
    <style:style style:name="T209" style:family="text">
      <style:text-properties style:font-name="Nimbus Sans" fo:font-size="12pt" fo:font-weight="normal" officeooo:rsid="015bab2c" style:font-name-asian="Nimbus Sans1" style:font-size-asian="10.5pt" style:font-weight-asian="normal" style:font-name-complex="Noto Sans Devanagari" style:font-size-complex="12pt" style:font-weight-complex="normal"/>
    </style:style>
    <style:style style:name="T210" style:family="text">
      <style:text-properties style:font-name="Nimbus Sans" fo:font-size="12pt" fo:font-weight="normal" officeooo:rsid="015faecc" style:font-name-asian="Nimbus Sans1" style:font-size-asian="10.5pt" style:font-weight-asian="normal" style:font-name-complex="Noto Sans Devanagari" style:font-size-complex="12pt" style:font-weight-complex="normal"/>
    </style:style>
    <style:style style:name="T211" style:family="text">
      <style:text-properties style:font-name="Nimbus Sans" fo:font-size="12pt" fo:font-weight="normal" officeooo:rsid="01618b9d" style:font-name-asian="Nimbus Sans1" style:font-size-asian="10.5pt" style:font-weight-asian="normal" style:font-name-complex="Noto Sans Devanagari" style:font-size-complex="12pt" style:font-weight-complex="normal"/>
    </style:style>
    <style:style style:name="T212" style:family="text">
      <style:text-properties style:font-name="Nimbus Sans" fo:font-size="12pt" fo:font-weight="normal" officeooo:rsid="0162aca8" style:font-name-asian="Nimbus Sans1" style:font-size-asian="10.5pt" style:font-weight-asian="normal" style:font-name-complex="Noto Sans Devanagari" style:font-size-complex="12pt" style:font-weight-complex="normal"/>
    </style:style>
    <style:style style:name="T213" style:family="text">
      <style:text-properties style:font-name="Nimbus Sans" fo:font-size="12pt" fo:font-weight="normal" officeooo:rsid="0164586b" style:font-name-asian="Nimbus Sans1" style:font-size-asian="10.5pt" style:font-weight-asian="normal" style:font-name-complex="Noto Sans Devanagari" style:font-size-complex="12pt" style:font-weight-complex="normal"/>
    </style:style>
    <style:style style:name="T214" style:family="text">
      <style:text-properties style:font-name="Nimbus Sans" fo:font-size="12pt" fo:font-weight="normal" officeooo:rsid="0165e503" style:font-name-asian="Nimbus Sans1" style:font-size-asian="10.5pt" style:font-weight-asian="normal" style:font-name-complex="Noto Sans Devanagari" style:font-size-complex="12pt" style:font-weight-complex="normal"/>
    </style:style>
    <style:style style:name="T215" style:family="text">
      <style:text-properties style:font-name="Nimbus Sans" fo:font-size="12pt" fo:font-weight="normal" officeooo:rsid="0168a632" style:font-name-asian="Nimbus Sans1" style:font-size-asian="10.5pt" style:font-weight-asian="normal" style:font-name-complex="Noto Sans Devanagari" style:font-size-complex="12pt" style:font-weight-complex="normal"/>
    </style:style>
    <style:style style:name="T216" style:family="text">
      <style:text-properties style:font-name="Nimbus Sans" fo:font-size="12pt" fo:font-weight="normal" officeooo:rsid="0169a4a7" style:font-name-asian="Nimbus Sans1" style:font-size-asian="10.5pt" style:font-weight-asian="normal" style:font-name-complex="Noto Sans Devanagari" style:font-size-complex="12pt" style:font-weight-complex="normal"/>
    </style:style>
    <style:style style:name="T217" style:family="text">
      <style:text-properties style:font-name="Nimbus Sans" fo:font-size="12pt" fo:font-weight="normal" officeooo:rsid="016b9d5f" style:font-name-asian="Nimbus Sans1" style:font-size-asian="10.5pt" style:font-weight-asian="normal" style:font-name-complex="Noto Sans Devanagari" style:font-size-complex="12pt" style:font-weight-complex="normal"/>
    </style:style>
    <style:style style:name="T218" style:family="text">
      <style:text-properties style:font-name="Nimbus Sans" fo:font-size="12pt" fo:font-weight="normal" officeooo:rsid="016ca2a0" style:font-name-asian="Nimbus Sans1" style:font-size-asian="10.5pt" style:font-weight-asian="normal" style:font-name-complex="Noto Sans Devanagari" style:font-size-complex="12pt" style:font-weight-complex="normal"/>
    </style:style>
    <style:style style:name="T219" style:family="text">
      <style:text-properties style:font-name="Nimbus Sans" fo:font-size="12pt" fo:font-weight="normal" officeooo:rsid="016f754e" style:font-name-asian="Nimbus Sans1" style:font-size-asian="10.5pt" style:font-weight-asian="normal" style:font-name-complex="Noto Sans Devanagari" style:font-size-complex="12pt" style:font-weight-complex="normal"/>
    </style:style>
    <style:style style:name="T220" style:family="text">
      <style:text-properties style:font-name="Nimbus Sans" fo:font-size="12pt" fo:font-weight="normal" officeooo:rsid="01710252" style:font-name-asian="Nimbus Sans1" style:font-size-asian="10.5pt" style:font-weight-asian="normal" style:font-name-complex="Noto Sans Devanagari" style:font-size-complex="12pt" style:font-weight-complex="normal"/>
    </style:style>
    <style:style style:name="T221" style:family="text">
      <style:text-properties style:font-name="Nimbus Sans" fo:font-size="12pt" fo:font-weight="normal" officeooo:rsid="01726a40" style:font-name-asian="Nimbus Sans1" style:font-size-asian="10.5pt" style:font-weight-asian="normal" style:font-name-complex="Noto Sans Devanagari" style:font-size-complex="12pt" style:font-weight-complex="normal"/>
    </style:style>
    <style:style style:name="T222" style:family="text">
      <style:text-properties style:font-name="Nimbus Sans" fo:font-size="12pt" fo:font-weight="normal" officeooo:rsid="01762bb3" style:font-name-asian="Nimbus Sans1" style:font-size-asian="10.5pt" style:font-weight-asian="normal" style:font-name-complex="Noto Sans Devanagari" style:font-size-complex="12pt" style:font-weight-complex="normal"/>
    </style:style>
    <style:style style:name="T223" style:family="text">
      <style:text-properties style:font-name="Nimbus Sans" fo:font-size="12pt" fo:font-weight="normal" officeooo:rsid="0178f618" style:font-name-asian="Nimbus Sans1" style:font-size-asian="10.5pt" style:font-weight-asian="normal" style:font-name-complex="Noto Sans Devanagari" style:font-size-complex="12pt" style:font-weight-complex="normal"/>
    </style:style>
    <style:style style:name="T224" style:family="text">
      <style:text-properties style:font-name="Nimbus Sans" fo:font-size="12pt" fo:font-weight="normal" officeooo:rsid="017ab03b" style:font-name-asian="Nimbus Sans1" style:font-size-asian="10.5pt" style:font-weight-asian="normal" style:font-name-complex="Noto Sans Devanagari" style:font-size-complex="12pt" style:font-weight-complex="normal"/>
    </style:style>
    <style:style style:name="T225" style:family="text">
      <style:text-properties style:font-name="Nimbus Sans" fo:font-size="12pt" fo:font-weight="normal" officeooo:rsid="017e00f6" style:font-name-asian="Nimbus Sans1" style:font-size-asian="10.5pt" style:font-weight-asian="normal" style:font-name-complex="Noto Sans Devanagari" style:font-size-complex="12pt" style:font-weight-complex="normal"/>
    </style:style>
    <style:style style:name="T226" style:family="text">
      <style:text-properties style:font-name="Nimbus Sans" fo:font-size="12pt" fo:font-weight="normal" officeooo:rsid="01809ebe" style:font-name-asian="Nimbus Sans1" style:font-size-asian="10.5pt" style:font-weight-asian="normal" style:font-name-complex="Noto Sans Devanagari" style:font-size-complex="12pt" style:font-weight-complex="normal"/>
    </style:style>
    <style:style style:name="T227" style:family="text">
      <style:text-properties style:font-name="Nimbus Sans" fo:font-size="12pt" fo:font-weight="normal" officeooo:rsid="018257d3" style:font-name-asian="Nimbus Sans1" style:font-size-asian="10.5pt" style:font-weight-asian="normal" style:font-name-complex="Noto Sans Devanagari" style:font-size-complex="12pt" style:font-weight-complex="normal"/>
    </style:style>
    <style:style style:name="T228" style:family="text">
      <style:text-properties style:font-name="Nimbus Sans" fo:font-size="12pt" fo:font-weight="normal" officeooo:rsid="01870db8" style:font-name-asian="Nimbus Sans1" style:font-size-asian="10.5pt" style:font-weight-asian="normal" style:font-name-complex="Noto Sans Devanagari" style:font-size-complex="12pt" style:font-weight-complex="normal"/>
    </style:style>
    <style:style style:name="T229" style:family="text">
      <style:text-properties style:font-name="Nimbus Sans" fo:font-size="12pt" fo:font-weight="normal" officeooo:rsid="0188fc6d" style:font-name-asian="Nimbus Sans1" style:font-size-asian="10.5pt" style:font-weight-asian="normal" style:font-name-complex="Noto Sans Devanagari" style:font-size-complex="12pt" style:font-weight-complex="normal"/>
    </style:style>
    <style:style style:name="T230" style:family="text">
      <style:text-properties style:font-name="Nimbus Sans" fo:font-size="12pt" fo:font-weight="normal" officeooo:rsid="01895db3" style:font-name-asian="Nimbus Sans1" style:font-size-asian="10.5pt" style:font-weight-asian="normal" style:font-name-complex="Noto Sans Devanagari" style:font-size-complex="12pt" style:font-weight-complex="normal"/>
    </style:style>
    <style:style style:name="T231" style:family="text">
      <style:text-properties style:font-name="Nimbus Sans" fo:font-size="12pt" fo:font-weight="normal" officeooo:rsid="018a5cdf" style:font-name-asian="Nimbus Sans1" style:font-size-asian="10.5pt" style:font-weight-asian="normal" style:font-name-complex="Noto Sans Devanagari" style:font-size-complex="12pt" style:font-weight-complex="normal"/>
    </style:style>
    <style:style style:name="T232" style:family="text">
      <style:text-properties style:font-name="Nimbus Sans" fo:font-size="12pt" fo:font-weight="normal" officeooo:rsid="01c026c1" style:font-name-asian="Nimbus Sans1" style:font-size-asian="10.5pt" style:font-weight-asian="normal" style:font-name-complex="Noto Sans Devanagari" style:font-size-complex="12pt" style:font-weight-complex="normal"/>
    </style:style>
    <style:style style:name="T233" style:family="text">
      <style:text-properties style:font-name="Nimbus Sans" fo:font-size="12pt" fo:font-weight="normal" officeooo:rsid="01c041fc" style:font-name-asian="Nimbus Sans1" style:font-size-asian="10.5pt" style:font-weight-asian="normal" style:font-name-complex="Noto Sans Devanagari" style:font-size-complex="12pt" style:font-weight-complex="normal"/>
    </style:style>
    <style:style style:name="T234" style:family="text">
      <style:text-properties style:font-name="Nimbus Sans" fo:font-size="12pt" fo:font-weight="normal" officeooo:rsid="025bc6be" style:font-name-asian="Nimbus Sans1" style:font-size-asian="10.5pt" style:font-weight-asian="normal" style:font-name-complex="Noto Sans Devanagari" style:font-size-complex="12pt" style:font-weight-complex="normal"/>
    </style:style>
    <style:style style:name="T235" style:family="text">
      <style:text-properties style:font-name="Nimbus Sans" fo:font-size="12pt" fo:font-weight="normal" officeooo:rsid="025d2dbe" style:font-name-asian="Nimbus Sans1" style:font-size-asian="10.5pt" style:font-weight-asian="normal" style:font-name-complex="Noto Sans Devanagari" style:font-size-complex="12pt" style:font-weight-complex="normal"/>
    </style:style>
    <style:style style:name="T236" style:family="text">
      <style:text-properties style:font-name="Nimbus Sans" fo:font-size="12pt" fo:font-weight="normal" officeooo:rsid="025d8433" style:font-name-asian="Nimbus Sans1" style:font-size-asian="10.5pt" style:font-weight-asian="normal" style:font-name-complex="Noto Sans Devanagari" style:font-size-complex="12pt" style:font-weight-complex="normal"/>
    </style:style>
    <style:style style:name="T237" style:family="text">
      <style:text-properties style:font-name="Nimbus Sans" fo:font-size="12pt" fo:font-weight="normal" officeooo:rsid="019a5cbc" style:font-name-asian="Nimbus Sans1" style:font-size-asian="12pt" style:font-weight-asian="normal" style:font-name-complex="Noto Sans Devanagari" style:font-size-complex="12pt" style:font-weight-complex="normal"/>
    </style:style>
    <style:style style:name="T238" style:family="text">
      <style:text-properties style:font-name="Nimbus Sans" fo:font-size="12pt" fo:font-weight="normal" officeooo:rsid="019e2c29" style:font-name-asian="Nimbus Sans1" style:font-size-asian="12pt" style:font-weight-asian="normal" style:font-name-complex="Noto Sans Devanagari" style:font-size-complex="12pt" style:font-weight-complex="normal"/>
    </style:style>
    <style:style style:name="T239" style:family="text">
      <style:text-properties style:font-name="Nimbus Sans" fo:font-size="12pt" fo:font-weight="normal" officeooo:rsid="019f1c37" style:font-name-asian="Nimbus Sans1" style:font-size-asian="12pt" style:font-weight-asian="normal" style:font-name-complex="Noto Sans Devanagari" style:font-size-complex="12pt" style:font-weight-complex="normal"/>
    </style:style>
    <style:style style:name="T240" style:family="text">
      <style:text-properties style:font-name="Nimbus Sans" fo:font-size="12pt" fo:font-weight="normal" officeooo:rsid="019f2b3a" style:font-name-asian="Nimbus Sans1" style:font-size-asian="12pt" style:font-weight-asian="normal" style:font-name-complex="Noto Sans Devanagari" style:font-size-complex="12pt" style:font-weight-complex="normal"/>
    </style:style>
    <style:style style:name="T241" style:family="text">
      <style:text-properties style:font-name="Nimbus Sans" fo:font-size="12pt" fo:font-weight="normal" officeooo:rsid="019f7bd2" style:font-name-asian="Nimbus Sans1" style:font-size-asian="12pt" style:font-weight-asian="normal" style:font-name-complex="Noto Sans Devanagari" style:font-size-complex="12pt" style:font-weight-complex="normal"/>
    </style:style>
    <style:style style:name="T242" style:family="text">
      <style:text-properties style:font-name="Nimbus Sans" fo:font-size="12pt" fo:font-weight="normal" officeooo:rsid="01a25a1a" style:font-name-asian="Nimbus Sans1" style:font-size-asian="12pt" style:font-weight-asian="normal" style:font-name-complex="Noto Sans Devanagari" style:font-size-complex="12pt" style:font-weight-complex="normal"/>
    </style:style>
    <style:style style:name="T243" style:family="text">
      <style:text-properties style:font-name="Nimbus Sans" fo:font-size="12pt" fo:font-weight="normal" officeooo:rsid="01a3b8f2" style:font-name-asian="Nimbus Sans1" style:font-size-asian="12pt" style:font-weight-asian="normal" style:font-name-complex="Noto Sans Devanagari" style:font-size-complex="12pt" style:font-weight-complex="normal"/>
    </style:style>
    <style:style style:name="T244" style:family="text">
      <style:text-properties style:font-name="Nimbus Sans" fo:font-size="12pt" fo:font-weight="normal" officeooo:rsid="01a57b80" style:font-name-asian="Nimbus Sans1" style:font-size-asian="12pt" style:font-weight-asian="normal" style:font-name-complex="Noto Sans Devanagari" style:font-size-complex="12pt" style:font-weight-complex="normal"/>
    </style:style>
    <style:style style:name="T245" style:family="text">
      <style:text-properties style:font-name="Nimbus Sans" fo:font-size="12pt" fo:font-weight="normal" officeooo:rsid="01a73660" style:font-name-asian="Nimbus Sans1" style:font-size-asian="12pt" style:font-weight-asian="normal" style:font-name-complex="Noto Sans Devanagari" style:font-size-complex="12pt" style:font-weight-complex="normal"/>
    </style:style>
    <style:style style:name="T246" style:family="text">
      <style:text-properties style:font-name="Nimbus Sans" fo:font-size="12pt" fo:font-weight="normal" officeooo:rsid="01a7f9ee" style:font-name-asian="Nimbus Sans1" style:font-size-asian="12pt" style:font-weight-asian="normal" style:font-name-complex="Noto Sans Devanagari" style:font-size-complex="12pt" style:font-weight-complex="normal"/>
    </style:style>
    <style:style style:name="T247" style:family="text">
      <style:text-properties style:font-name="Nimbus Sans" fo:font-size="12pt" fo:font-weight="normal" officeooo:rsid="01a8379c" style:font-name-asian="Nimbus Sans1" style:font-size-asian="12pt" style:font-weight-asian="normal" style:font-name-complex="Noto Sans Devanagari" style:font-size-complex="12pt" style:font-weight-complex="normal"/>
    </style:style>
    <style:style style:name="T248" style:family="text">
      <style:text-properties style:font-name="Nimbus Sans" fo:font-size="12pt" fo:font-weight="normal" officeooo:rsid="01a9344f" style:font-name-asian="Nimbus Sans1" style:font-size-asian="12pt" style:font-weight-asian="normal" style:font-name-complex="Noto Sans Devanagari" style:font-size-complex="12pt" style:font-weight-complex="normal"/>
    </style:style>
    <style:style style:name="T249" style:family="text">
      <style:text-properties style:font-name="Nimbus Sans" fo:font-size="12pt" fo:font-weight="normal" officeooo:rsid="01a9f0d3" style:font-name-asian="Nimbus Sans1" style:font-size-asian="12pt" style:font-weight-asian="normal" style:font-name-complex="Noto Sans Devanagari" style:font-size-complex="12pt" style:font-weight-complex="normal"/>
    </style:style>
    <style:style style:name="T250" style:family="text">
      <style:text-properties style:font-name="Nimbus Sans" fo:font-size="12pt" fo:font-weight="normal" officeooo:rsid="01ab7da7" style:font-name-asian="Nimbus Sans1" style:font-size-asian="12pt" style:font-weight-asian="normal" style:font-name-complex="Noto Sans Devanagari" style:font-size-complex="12pt" style:font-weight-complex="normal"/>
    </style:style>
    <style:style style:name="T251" style:family="text">
      <style:text-properties style:font-name="Nimbus Sans" fo:font-size="12pt" fo:font-weight="normal" officeooo:rsid="01af1bc1" style:font-name-asian="Nimbus Sans1" style:font-size-asian="12pt" style:font-weight-asian="normal" style:font-name-complex="Noto Sans Devanagari" style:font-size-complex="12pt" style:font-weight-complex="normal"/>
    </style:style>
    <style:style style:name="T252" style:family="text">
      <style:text-properties style:font-name="Nimbus Sans" fo:font-size="12pt" fo:font-weight="normal" officeooo:rsid="01af5b28" style:font-name-asian="Nimbus Sans1" style:font-size-asian="12pt" style:font-weight-asian="normal" style:font-name-complex="Noto Sans Devanagari" style:font-size-complex="12pt" style:font-weight-complex="normal"/>
    </style:style>
    <style:style style:name="T253" style:family="text">
      <style:text-properties style:font-name="Nimbus Sans" fo:font-size="12pt" fo:font-weight="normal" officeooo:rsid="01b13fc7" style:font-name-asian="Nimbus Sans1" style:font-size-asian="12pt" style:font-weight-asian="normal" style:font-name-complex="Noto Sans Devanagari" style:font-size-complex="12pt" style:font-weight-complex="normal"/>
    </style:style>
    <style:style style:name="T254" style:family="text">
      <style:text-properties style:font-name="Nimbus Sans" fo:font-size="12pt" fo:font-weight="normal" officeooo:rsid="01b156f1" style:font-name-asian="Nimbus Sans1" style:font-size-asian="12pt" style:font-weight-asian="normal" style:font-name-complex="Noto Sans Devanagari" style:font-size-complex="12pt" style:font-weight-complex="normal"/>
    </style:style>
    <style:style style:name="T255" style:family="text">
      <style:text-properties style:font-name="Nimbus Sans" fo:font-size="12pt" fo:font-weight="normal" officeooo:rsid="01b2d33c" style:font-name-asian="Nimbus Sans1" style:font-size-asian="12pt" style:font-weight-asian="normal" style:font-name-complex="Noto Sans Devanagari" style:font-size-complex="12pt" style:font-weight-complex="normal"/>
    </style:style>
    <style:style style:name="T256" style:family="text">
      <style:text-properties style:font-name="Nimbus Sans" fo:font-size="12pt" fo:font-weight="normal" officeooo:rsid="01b3d4bf" style:font-name-asian="Nimbus Sans1" style:font-size-asian="12pt" style:font-weight-asian="normal" style:font-name-complex="Noto Sans Devanagari" style:font-size-complex="12pt" style:font-weight-complex="normal"/>
    </style:style>
    <style:style style:name="T257" style:family="text">
      <style:text-properties style:font-name="Nimbus Sans" fo:font-size="12pt" fo:font-weight="normal" officeooo:rsid="01b5bba1" style:font-name-asian="Nimbus Sans1" style:font-size-asian="12pt" style:font-weight-asian="normal" style:font-name-complex="Noto Sans Devanagari" style:font-size-complex="12pt" style:font-weight-complex="normal"/>
    </style:style>
    <style:style style:name="T258" style:family="text">
      <style:text-properties style:font-name="Nimbus Sans" fo:font-size="12pt" fo:font-weight="normal" officeooo:rsid="01b81dce" style:font-name-asian="Nimbus Sans1" style:font-size-asian="12pt" style:font-weight-asian="normal" style:font-name-complex="Noto Sans Devanagari" style:font-size-complex="12pt" style:font-weight-complex="normal"/>
    </style:style>
    <style:style style:name="T259" style:family="text">
      <style:text-properties style:font-name="Nimbus Sans" fo:font-size="12pt" fo:font-weight="normal" officeooo:rsid="01b86bd6" style:font-name-asian="Nimbus Sans1" style:font-size-asian="12pt" style:font-weight-asian="normal" style:font-name-complex="Noto Sans Devanagari" style:font-size-complex="12pt" style:font-weight-complex="normal"/>
    </style:style>
    <style:style style:name="T260" style:family="text">
      <style:text-properties style:font-name="Nimbus Sans" fo:font-size="12pt" fo:font-weight="normal" officeooo:rsid="01b99603" style:font-name-asian="Nimbus Sans1" style:font-size-asian="12pt" style:font-weight-asian="normal" style:font-name-complex="Noto Sans Devanagari" style:font-size-complex="12pt" style:font-weight-complex="normal"/>
    </style:style>
    <style:style style:name="T261" style:family="text">
      <style:text-properties style:font-name="Nimbus Sans" fo:font-size="12pt" fo:font-weight="normal" officeooo:rsid="01bb6cc3" style:font-name-asian="Nimbus Sans1" style:font-size-asian="12pt" style:font-weight-asian="normal" style:font-name-complex="Noto Sans Devanagari" style:font-size-complex="12pt" style:font-weight-complex="normal"/>
    </style:style>
    <style:style style:name="T262" style:family="text">
      <style:text-properties style:font-name="Nimbus Sans" fo:font-size="12pt" fo:font-weight="normal" officeooo:rsid="01bb87e7" style:font-name-asian="Nimbus Sans1" style:font-size-asian="12pt" style:font-weight-asian="normal" style:font-name-complex="Noto Sans Devanagari" style:font-size-complex="12pt" style:font-weight-complex="normal"/>
    </style:style>
    <style:style style:name="T263" style:family="text">
      <style:text-properties style:font-name="Nimbus Sans" fo:font-size="12pt" fo:font-weight="normal" officeooo:rsid="01bbf8f7" style:font-name-asian="Nimbus Sans1" style:font-size-asian="12pt" style:font-weight-asian="normal" style:font-name-complex="Noto Sans Devanagari" style:font-size-complex="12pt" style:font-weight-complex="normal"/>
    </style:style>
    <style:style style:name="T264" style:family="text">
      <style:text-properties style:font-name="Nimbus Sans" fo:font-size="12pt" fo:font-weight="normal" officeooo:rsid="01bce196" style:font-name-asian="Nimbus Sans1" style:font-size-asian="12pt" style:font-weight-asian="normal" style:font-name-complex="Noto Sans Devanagari" style:font-size-complex="12pt" style:font-weight-complex="normal"/>
    </style:style>
    <style:style style:name="T265" style:family="text">
      <style:text-properties style:font-name="Nimbus Sans" fo:font-size="12pt" fo:font-weight="normal" officeooo:rsid="01bda655" style:font-name-asian="Nimbus Sans1" style:font-size-asian="12pt" style:font-weight-asian="normal" style:font-name-complex="Noto Sans Devanagari" style:font-size-complex="12pt" style:font-weight-complex="normal"/>
    </style:style>
    <style:style style:name="T266" style:family="text">
      <style:text-properties style:font-name="Nimbus Sans" fo:font-size="12pt" fo:font-weight="normal" officeooo:rsid="01be5a3a" style:font-name-asian="Nimbus Sans1" style:font-size-asian="12pt" style:font-weight-asian="normal" style:font-name-complex="Noto Sans Devanagari" style:font-size-complex="12pt" style:font-weight-complex="normal"/>
    </style:style>
    <style:style style:name="T267" style:family="text">
      <style:text-properties style:font-name="Nimbus Sans" fo:font-size="12pt" fo:font-weight="normal" officeooo:rsid="01c2872a" style:font-name-asian="Nimbus Sans1" style:font-size-asian="12pt" style:font-weight-asian="normal" style:font-name-complex="Noto Sans Devanagari" style:font-size-complex="12pt" style:font-weight-complex="normal"/>
    </style:style>
    <style:style style:name="T268" style:family="text">
      <style:text-properties style:font-name="Nimbus Sans" fo:font-size="12pt" fo:font-weight="normal" officeooo:rsid="01c44c91" style:font-name-asian="Nimbus Sans1" style:font-size-asian="12pt" style:font-weight-asian="normal" style:font-name-complex="Noto Sans Devanagari" style:font-size-complex="12pt" style:font-weight-complex="normal"/>
    </style:style>
    <style:style style:name="T269" style:family="text">
      <style:text-properties style:font-name="Nimbus Sans" fo:font-size="12pt" fo:font-weight="normal" officeooo:rsid="01c5f50f" style:font-name-asian="Nimbus Sans1" style:font-size-asian="12pt" style:font-weight-asian="normal" style:font-name-complex="Noto Sans Devanagari" style:font-size-complex="12pt" style:font-weight-complex="normal"/>
    </style:style>
    <style:style style:name="T270" style:family="text">
      <style:text-properties style:font-name="Nimbus Sans" fo:font-size="12pt" fo:font-weight="normal" officeooo:rsid="01cad105" style:font-name-asian="Nimbus Sans1" style:font-size-asian="12pt" style:font-weight-asian="normal" style:font-name-complex="Noto Sans Devanagari" style:font-size-complex="12pt" style:font-weight-complex="normal"/>
    </style:style>
    <style:style style:name="T271" style:family="text">
      <style:text-properties style:font-name="Nimbus Sans" fo:font-size="12pt" fo:font-weight="normal" officeooo:rsid="01cc935f" style:font-name-asian="Nimbus Sans1" style:font-size-asian="12pt" style:font-weight-asian="normal" style:font-name-complex="Noto Sans Devanagari" style:font-size-complex="12pt" style:font-weight-complex="normal"/>
    </style:style>
    <style:style style:name="T272" style:family="text">
      <style:text-properties style:font-name="Nimbus Sans" fo:font-size="12pt" fo:font-weight="normal" officeooo:rsid="01ccc290" style:font-name-asian="Nimbus Sans1" style:font-size-asian="12pt" style:font-weight-asian="normal" style:font-name-complex="Noto Sans Devanagari" style:font-size-complex="12pt" style:font-weight-complex="normal"/>
    </style:style>
    <style:style style:name="T273" style:family="text">
      <style:text-properties style:font-name="Nimbus Sans" fo:font-size="12pt" fo:font-weight="normal" officeooo:rsid="01cd6801" style:font-name-asian="Nimbus Sans1" style:font-size-asian="12pt" style:font-weight-asian="normal" style:font-name-complex="Noto Sans Devanagari" style:font-size-complex="12pt" style:font-weight-complex="normal"/>
    </style:style>
    <style:style style:name="T274" style:family="text">
      <style:text-properties style:font-name="Nimbus Sans" fo:font-size="12pt" fo:font-weight="normal" officeooo:rsid="01cdf109" style:font-name-asian="Nimbus Sans1" style:font-size-asian="12pt" style:font-weight-asian="normal" style:font-name-complex="Noto Sans Devanagari" style:font-size-complex="12pt" style:font-weight-complex="normal"/>
    </style:style>
    <style:style style:name="T275" style:family="text">
      <style:text-properties style:font-name="Nimbus Sans" fo:font-size="12pt" fo:font-weight="normal" officeooo:rsid="01cf6bbc" style:font-name-asian="Nimbus Sans1" style:font-size-asian="12pt" style:font-weight-asian="normal" style:font-name-complex="Noto Sans Devanagari" style:font-size-complex="12pt" style:font-weight-complex="normal"/>
    </style:style>
    <style:style style:name="T276" style:family="text">
      <style:text-properties style:font-name="Nimbus Sans" fo:font-size="12pt" fo:font-weight="normal" officeooo:rsid="01d0142c" style:font-name-asian="Nimbus Sans1" style:font-size-asian="12pt" style:font-weight-asian="normal" style:font-name-complex="Noto Sans Devanagari" style:font-size-complex="12pt" style:font-weight-complex="normal"/>
    </style:style>
    <style:style style:name="T277" style:family="text">
      <style:text-properties style:font-name="Nimbus Sans" fo:font-size="12pt" fo:font-weight="normal" officeooo:rsid="01d03b26" style:font-name-asian="Nimbus Sans1" style:font-size-asian="12pt" style:font-weight-asian="normal" style:font-name-complex="Noto Sans Devanagari" style:font-size-complex="12pt" style:font-weight-complex="normal"/>
    </style:style>
    <style:style style:name="T278" style:family="text">
      <style:text-properties style:font-name="Nimbus Sans" fo:font-size="12pt" fo:font-weight="normal" officeooo:rsid="01d1ca31" style:font-name-asian="Nimbus Sans1" style:font-size-asian="12pt" style:font-weight-asian="normal" style:font-name-complex="Noto Sans Devanagari" style:font-size-complex="12pt" style:font-weight-complex="normal"/>
    </style:style>
    <style:style style:name="T279" style:family="text">
      <style:text-properties style:font-name="Nimbus Sans" fo:font-size="12pt" fo:font-weight="normal" officeooo:rsid="01d2686e" style:font-name-asian="Nimbus Sans1" style:font-size-asian="12pt" style:font-weight-asian="normal" style:font-name-complex="Noto Sans Devanagari" style:font-size-complex="12pt" style:font-weight-complex="normal"/>
    </style:style>
    <style:style style:name="T280" style:family="text">
      <style:text-properties style:font-name="Nimbus Sans" fo:font-size="12pt" fo:font-weight="normal" officeooo:rsid="01d3041f" style:font-name-asian="Nimbus Sans1" style:font-size-asian="12pt" style:font-weight-asian="normal" style:font-name-complex="Noto Sans Devanagari" style:font-size-complex="12pt" style:font-weight-complex="normal"/>
    </style:style>
    <style:style style:name="T281" style:family="text">
      <style:text-properties style:font-name="Nimbus Sans" fo:font-size="12pt" fo:font-weight="normal" officeooo:rsid="01d3e4ea" style:font-name-asian="Nimbus Sans1" style:font-size-asian="12pt" style:font-weight-asian="normal" style:font-name-complex="Noto Sans Devanagari" style:font-size-complex="12pt" style:font-weight-complex="normal"/>
    </style:style>
    <style:style style:name="T282" style:family="text">
      <style:text-properties style:font-name="Nimbus Sans" fo:font-size="12pt" fo:font-weight="normal" officeooo:rsid="01d5c8b7" style:font-name-asian="Nimbus Sans1" style:font-size-asian="12pt" style:font-weight-asian="normal" style:font-name-complex="Noto Sans Devanagari" style:font-size-complex="12pt" style:font-weight-complex="normal"/>
    </style:style>
    <style:style style:name="T283" style:family="text">
      <style:text-properties style:font-name="Nimbus Sans" fo:font-size="12pt" fo:font-weight="normal" officeooo:rsid="01d79465" style:font-name-asian="Nimbus Sans1" style:font-size-asian="12pt" style:font-weight-asian="normal" style:font-name-complex="Noto Sans Devanagari" style:font-size-complex="12pt" style:font-weight-complex="normal"/>
    </style:style>
    <style:style style:name="T284" style:family="text">
      <style:text-properties style:font-name="Nimbus Sans" fo:font-size="12pt" fo:font-weight="normal" officeooo:rsid="01d86db4" style:font-name-asian="Nimbus Sans1" style:font-size-asian="12pt" style:font-weight-asian="normal" style:font-name-complex="Noto Sans Devanagari" style:font-size-complex="12pt" style:font-weight-complex="normal"/>
    </style:style>
    <style:style style:name="T285" style:family="text">
      <style:text-properties style:font-name="Nimbus Sans" fo:font-size="12pt" fo:font-weight="normal" officeooo:rsid="01d9beb7" style:font-name-asian="Nimbus Sans1" style:font-size-asian="12pt" style:font-weight-asian="normal" style:font-name-complex="Noto Sans Devanagari" style:font-size-complex="12pt" style:font-weight-complex="normal"/>
    </style:style>
    <style:style style:name="T286" style:family="text">
      <style:text-properties style:font-name="Nimbus Sans" fo:font-size="12pt" fo:font-weight="normal" officeooo:rsid="01da7abb" style:font-name-asian="Nimbus Sans1" style:font-size-asian="12pt" style:font-weight-asian="normal" style:font-name-complex="Noto Sans Devanagari" style:font-size-complex="12pt" style:font-weight-complex="normal"/>
    </style:style>
    <style:style style:name="T287" style:family="text">
      <style:text-properties style:font-name="Nimbus Sans" fo:font-size="12pt" fo:font-weight="normal" officeooo:rsid="01dc0bcd" style:font-name-asian="Nimbus Sans1" style:font-size-asian="12pt" style:font-weight-asian="normal" style:font-name-complex="Noto Sans Devanagari" style:font-size-complex="12pt" style:font-weight-complex="normal"/>
    </style:style>
    <style:style style:name="T288" style:family="text">
      <style:text-properties style:font-name="Nimbus Sans" fo:font-size="12pt" fo:font-weight="normal" officeooo:rsid="01dca21c" style:font-name-asian="Nimbus Sans1" style:font-size-asian="12pt" style:font-weight-asian="normal" style:font-name-complex="Noto Sans Devanagari" style:font-size-complex="12pt" style:font-weight-complex="normal"/>
    </style:style>
    <style:style style:name="T289" style:family="text">
      <style:text-properties style:font-name="Nimbus Sans" fo:font-size="12pt" fo:font-weight="normal" officeooo:rsid="01dd2163" style:font-name-asian="Nimbus Sans1" style:font-size-asian="12pt" style:font-weight-asian="normal" style:font-name-complex="Noto Sans Devanagari" style:font-size-complex="12pt" style:font-weight-complex="normal"/>
    </style:style>
    <style:style style:name="T290" style:family="text">
      <style:text-properties style:font-name="Nimbus Sans" fo:font-size="12pt" fo:font-weight="normal" officeooo:rsid="01de0fc1" style:font-name-asian="Nimbus Sans1" style:font-size-asian="12pt" style:font-weight-asian="normal" style:font-name-complex="Noto Sans Devanagari" style:font-size-complex="12pt" style:font-weight-complex="normal"/>
    </style:style>
    <style:style style:name="T291" style:family="text">
      <style:text-properties style:font-name="Nimbus Sans" fo:font-size="12pt" fo:font-weight="normal" officeooo:rsid="01dee0fb" style:font-name-asian="Nimbus Sans1" style:font-size-asian="12pt" style:font-weight-asian="normal" style:font-name-complex="Noto Sans Devanagari" style:font-size-complex="12pt" style:font-weight-complex="normal"/>
    </style:style>
    <style:style style:name="T292" style:family="text">
      <style:text-properties style:font-name="Nimbus Sans" fo:font-size="12pt" fo:font-weight="normal" officeooo:rsid="01df778d" style:font-name-asian="Nimbus Sans1" style:font-size-asian="12pt" style:font-weight-asian="normal" style:font-name-complex="Noto Sans Devanagari" style:font-size-complex="12pt" style:font-weight-complex="normal"/>
    </style:style>
    <style:style style:name="T293" style:family="text">
      <style:text-properties style:font-name="Nimbus Sans" fo:font-size="12pt" fo:font-weight="normal" officeooo:rsid="01dfdcd6" style:font-name-asian="Nimbus Sans1" style:font-size-asian="12pt" style:font-weight-asian="normal" style:font-name-complex="Noto Sans Devanagari" style:font-size-complex="12pt" style:font-weight-complex="normal"/>
    </style:style>
    <style:style style:name="T294" style:family="text">
      <style:text-properties style:font-name="Nimbus Sans" fo:font-size="12pt" fo:font-weight="normal" officeooo:rsid="01e0332d" style:font-name-asian="Nimbus Sans1" style:font-size-asian="12pt" style:font-weight-asian="normal" style:font-name-complex="Noto Sans Devanagari" style:font-size-complex="12pt" style:font-weight-complex="normal"/>
    </style:style>
    <style:style style:name="T295" style:family="text">
      <style:text-properties style:font-name="Nimbus Sans" fo:font-size="12pt" fo:font-weight="normal" officeooo:rsid="0264ae16" style:font-name-asian="Nimbus Sans1" style:font-size-asian="12pt" style:font-weight-asian="normal" style:font-name-complex="Noto Sans Devanagari" style:font-size-complex="12pt" style:font-weight-complex="normal"/>
    </style:style>
    <style:style style:name="T296" style:family="text">
      <style:text-properties style:font-name="Nimbus Sans" fo:font-size="12pt" style:text-underline-style="solid" style:text-underline-width="auto" style:text-underline-color="font-color" fo:font-weight="normal" officeooo:rsid="01e3104a" style:font-name-asian="Nimbus Sans1" style:font-size-asian="12pt" style:font-weight-asian="normal" style:font-name-complex="Noto Sans Devanagari" style:font-size-complex="12pt" style:font-weight-complex="normal"/>
    </style:style>
    <style:style style:name="T297" style:family="text">
      <style:text-properties style:font-name="Nimbus Sans" fo:font-size="12pt" style:text-underline-style="none" fo:font-weight="normal" officeooo:rsid="01e3104a" style:font-name-asian="Nimbus Sans1" style:font-size-asian="12pt" style:font-weight-asian="normal" style:font-name-complex="Noto Sans Devanagari" style:font-size-complex="12pt" style:font-weight-complex="normal"/>
    </style:style>
    <style:style style:name="T298" style:family="text">
      <style:text-properties style:font-name="Nimbus Sans" fo:font-size="12pt" fo:font-weight="bold" officeooo:rsid="019a5cbc" style:font-name-asian="Nimbus Sans1" style:font-size-asian="12pt" style:font-weight-asian="bold" style:font-name-complex="Noto Sans Devanagari" style:font-size-complex="12pt" style:font-weight-complex="bold"/>
    </style:style>
    <style:style style:name="T299" style:family="text">
      <style:text-properties style:font-name="Nimbus Sans" style:text-underline-style="none" fo:font-weight="normal" style:font-name-asian="Nimbus Sans1" style:font-weight-asian="normal" style:font-name-complex="Noto Sans Devanagari" style:font-weight-complex="normal"/>
    </style:style>
    <style:style style:name="T300" style:family="text">
      <style:text-properties style:font-name="Nimbus Sans" style:text-underline-style="none" fo:font-weight="normal" officeooo:rsid="01eefce1" style:font-name-asian="Nimbus Sans1" style:font-weight-asian="normal" style:font-name-complex="Noto Sans Devanagari" style:font-weight-complex="normal"/>
    </style:style>
    <style:style style:name="T301" style:family="text">
      <style:text-properties style:font-name="Nimbus Sans" style:text-underline-style="none" fo:font-weight="normal" officeooo:rsid="01f17f0a" style:font-name-asian="Nimbus Sans1" style:font-weight-asian="normal" style:font-name-complex="Noto Sans Devanagari" style:font-weight-complex="normal"/>
    </style:style>
    <style:style style:name="T302" style:family="text">
      <style:text-properties style:font-name="Nimbus Sans" style:text-underline-style="none" fo:font-weight="normal" officeooo:rsid="01f231d0" style:font-name-asian="Nimbus Sans1" style:font-weight-asian="normal" style:font-name-complex="Noto Sans Devanagari" style:font-weight-complex="normal"/>
    </style:style>
    <style:style style:name="T303" style:family="text">
      <style:text-properties style:font-name="Nimbus Sans" style:text-underline-style="none" fo:font-weight="normal" officeooo:rsid="01f29646" style:font-name-asian="Nimbus Sans1" style:font-weight-asian="normal" style:font-name-complex="Noto Sans Devanagari" style:font-weight-complex="normal"/>
    </style:style>
    <style:style style:name="T304" style:family="text">
      <style:text-properties style:font-name="Nimbus Sans" style:text-underline-style="none" fo:font-weight="normal" officeooo:rsid="01f3555a" style:font-name-asian="Nimbus Sans1" style:font-weight-asian="normal" style:font-name-complex="Noto Sans Devanagari" style:font-weight-complex="normal"/>
    </style:style>
    <style:style style:name="T305" style:family="text">
      <style:text-properties style:font-name="Nimbus Sans" style:text-underline-style="none" fo:font-weight="normal" officeooo:rsid="01f4ef6b" style:font-name-asian="Nimbus Sans1" style:font-weight-asian="normal" style:font-name-complex="Noto Sans Devanagari" style:font-weight-complex="normal"/>
    </style:style>
    <style:style style:name="T306" style:family="text">
      <style:text-properties style:font-name="Nimbus Sans" style:text-underline-style="none" fo:font-weight="normal" officeooo:rsid="01f5b446" style:font-name-asian="Nimbus Sans1" style:font-weight-asian="normal" style:font-name-complex="Noto Sans Devanagari" style:font-weight-complex="normal"/>
    </style:style>
    <style:style style:name="T307" style:family="text">
      <style:text-properties style:font-name="Nimbus Sans" style:text-underline-style="none" fo:font-weight="normal" officeooo:rsid="01f5cfa4" style:font-name-asian="Nimbus Sans1" style:font-weight-asian="normal" style:font-name-complex="Noto Sans Devanagari" style:font-weight-complex="normal"/>
    </style:style>
    <style:style style:name="T308" style:family="text">
      <style:text-properties style:font-name="Nimbus Sans" style:text-underline-style="none" fo:font-weight="normal" officeooo:rsid="01f6a9bb" style:font-name-asian="Nimbus Sans1" style:font-weight-asian="normal" style:font-name-complex="Noto Sans Devanagari" style:font-weight-complex="normal"/>
    </style:style>
    <style:style style:name="T309" style:family="text">
      <style:text-properties style:font-name="Nimbus Sans" style:text-underline-style="none" fo:font-weight="normal" officeooo:rsid="01f85de4" style:font-name-asian="Nimbus Sans1" style:font-weight-asian="normal" style:font-name-complex="Noto Sans Devanagari" style:font-weight-complex="normal"/>
    </style:style>
    <style:style style:name="T310" style:family="text">
      <style:text-properties style:font-name="Nimbus Sans" style:text-underline-style="none" fo:font-weight="normal" officeooo:rsid="01fa14e9" style:font-name-asian="Nimbus Sans1" style:font-weight-asian="normal" style:font-name-complex="Noto Sans Devanagari" style:font-weight-complex="normal"/>
    </style:style>
    <style:style style:name="T311" style:family="text">
      <style:text-properties style:font-name="Nimbus Sans" style:text-underline-style="none" fo:font-weight="normal" officeooo:rsid="0213dc3d" style:font-name-asian="Nimbus Sans1" style:font-weight-asian="normal" style:font-name-complex="Noto Sans Devanagari" style:font-weight-complex="normal"/>
    </style:style>
    <style:style style:name="T312" style:family="text">
      <style:text-properties style:font-name="Nimbus Sans" style:text-underline-style="none" fo:font-weight="normal" officeooo:rsid="0217b55b" style:font-name-asian="Nimbus Sans1" style:font-weight-asian="normal" style:font-name-complex="Noto Sans Devanagari" style:font-weight-complex="normal"/>
    </style:style>
    <style:style style:name="T313" style:family="text">
      <style:text-properties style:font-name="Nimbus Sans" style:text-underline-style="none" fo:font-weight="normal" officeooo:rsid="021b61d5" style:font-name-asian="Nimbus Sans1" style:font-weight-asian="normal" style:font-name-complex="Noto Sans Devanagari" style:font-weight-complex="normal"/>
    </style:style>
    <style:style style:name="T314" style:family="text">
      <style:text-properties style:font-name="Nimbus Sans" style:text-underline-style="none" fo:font-weight="normal" officeooo:rsid="021baac4" style:font-name-asian="Nimbus Sans1" style:font-weight-asian="normal" style:font-name-complex="Noto Sans Devanagari" style:font-weight-complex="normal"/>
    </style:style>
    <style:style style:name="T315" style:family="text">
      <style:text-properties style:font-name="Nimbus Sans" style:text-underline-style="none" fo:font-weight="normal" officeooo:rsid="021d8e73" style:font-name-asian="Nimbus Sans1" style:font-weight-asian="normal" style:font-name-complex="Noto Sans Devanagari" style:font-weight-complex="normal"/>
    </style:style>
    <style:style style:name="T316" style:family="text">
      <style:text-properties style:font-name="Nimbus Sans" style:text-underline-style="none" fo:font-weight="normal" officeooo:rsid="021f6287" style:font-name-asian="Nimbus Sans1" style:font-weight-asian="normal" style:font-name-complex="Noto Sans Devanagari" style:font-weight-complex="normal"/>
    </style:style>
    <style:style style:name="T317" style:family="text">
      <style:text-properties style:font-name="Nimbus Sans" style:text-underline-style="none" fo:font-weight="normal" officeooo:rsid="0221128b" style:font-name-asian="Nimbus Sans1" style:font-weight-asian="normal" style:font-name-complex="Noto Sans Devanagari" style:font-weight-complex="normal"/>
    </style:style>
    <style:style style:name="T318" style:family="text">
      <style:text-properties style:font-name="Nimbus Sans" style:text-underline-style="none" fo:font-weight="normal" officeooo:rsid="0222ec96" style:font-name-asian="Nimbus Sans1" style:font-weight-asian="normal" style:font-name-complex="Noto Sans Devanagari" style:font-weight-complex="normal"/>
    </style:style>
    <style:style style:name="T319" style:family="text">
      <style:text-properties style:font-name="Nimbus Sans" style:text-underline-style="none" fo:font-weight="normal" officeooo:rsid="02253e26" style:font-name-asian="Nimbus Sans1" style:font-weight-asian="normal" style:font-name-complex="Noto Sans Devanagari" style:font-weight-complex="normal"/>
    </style:style>
    <style:style style:name="T320" style:family="text">
      <style:text-properties style:font-name="Nimbus Sans" style:text-underline-style="none" fo:font-weight="normal" officeooo:rsid="0225f89b" style:font-name-asian="Nimbus Sans1" style:font-weight-asian="normal" style:font-name-complex="Noto Sans Devanagari" style:font-weight-complex="normal"/>
    </style:style>
    <style:style style:name="T321" style:family="text">
      <style:text-properties style:font-name="Nimbus Sans" style:text-underline-style="none" fo:font-weight="normal" officeooo:rsid="0226574e" style:font-name-asian="Nimbus Sans1" style:font-weight-asian="normal" style:font-name-complex="Noto Sans Devanagari" style:font-weight-complex="normal"/>
    </style:style>
    <style:style style:name="T322" style:family="text">
      <style:text-properties style:font-name="Nimbus Sans" style:text-underline-style="none" fo:font-weight="normal" officeooo:rsid="022817e5" style:font-name-asian="Nimbus Sans1" style:font-weight-asian="normal" style:font-name-complex="Noto Sans Devanagari" style:font-weight-complex="normal"/>
    </style:style>
    <style:style style:name="T323" style:family="text">
      <style:text-properties style:font-name="Nimbus Sans" style:text-underline-style="none" fo:font-weight="normal" officeooo:rsid="022b752d" style:font-name-asian="Nimbus Sans1" style:font-weight-asian="normal" style:font-name-complex="Noto Sans Devanagari" style:font-weight-complex="normal"/>
    </style:style>
    <style:style style:name="T324" style:family="text">
      <style:text-properties style:font-name="Nimbus Sans" style:text-underline-style="none" fo:font-weight="normal" officeooo:rsid="022cf98f" style:font-name-asian="Nimbus Sans1" style:font-weight-asian="normal" style:font-name-complex="Noto Sans Devanagari" style:font-weight-complex="normal"/>
    </style:style>
    <style:style style:name="T325" style:family="text">
      <style:text-properties style:font-name="Nimbus Sans" style:text-underline-style="none" fo:font-weight="normal" officeooo:rsid="022da04b" style:font-name-asian="Nimbus Sans1" style:font-weight-asian="normal" style:font-name-complex="Noto Sans Devanagari" style:font-weight-complex="normal"/>
    </style:style>
    <style:style style:name="T326" style:family="text">
      <style:text-properties style:font-name="Nimbus Sans" style:text-underline-style="none" fo:font-weight="normal" officeooo:rsid="022f6d8a" style:font-name-asian="Nimbus Sans1" style:font-weight-asian="normal" style:font-name-complex="Noto Sans Devanagari" style:font-weight-complex="normal"/>
    </style:style>
    <style:style style:name="T327" style:family="text">
      <style:text-properties style:font-name="Nimbus Sans" style:text-underline-style="none" fo:font-weight="normal" officeooo:rsid="02322732" style:font-name-asian="Nimbus Sans1" style:font-weight-asian="normal" style:font-name-complex="Noto Sans Devanagari" style:font-weight-complex="normal"/>
    </style:style>
    <style:style style:name="T328" style:family="text">
      <style:text-properties style:font-name="Nimbus Sans" style:text-underline-style="none" fo:font-weight="normal" officeooo:rsid="02334726" style:font-name-asian="Nimbus Sans1" style:font-weight-asian="normal" style:font-name-complex="Noto Sans Devanagari" style:font-weight-complex="normal"/>
    </style:style>
    <style:style style:name="T329" style:family="text">
      <style:text-properties style:font-name="Nimbus Sans" style:text-underline-style="none" fo:font-weight="normal" officeooo:rsid="0237cc0d" style:font-name-asian="Nimbus Sans1" style:font-weight-asian="normal" style:font-name-complex="Noto Sans Devanagari" style:font-weight-complex="normal"/>
    </style:style>
    <style:style style:name="T330" style:family="text">
      <style:text-properties style:font-name="Nimbus Sans" style:text-underline-style="none" fo:font-weight="normal" officeooo:rsid="023b3589" style:font-name-asian="Nimbus Sans1" style:font-weight-asian="normal" style:font-name-complex="Noto Sans Devanagari" style:font-weight-complex="normal"/>
    </style:style>
    <style:style style:name="T331" style:family="text">
      <style:text-properties style:font-name="Nimbus Sans" style:text-underline-style="none" fo:font-weight="normal" officeooo:rsid="023c8811" style:font-name-asian="Nimbus Sans1" style:font-weight-asian="normal" style:font-name-complex="Noto Sans Devanagari" style:font-weight-complex="normal"/>
    </style:style>
    <style:style style:name="T332" style:family="text">
      <style:text-properties style:font-name="Nimbus Sans" style:text-underline-style="none" fo:font-weight="normal" officeooo:rsid="023e805c" style:font-name-asian="Nimbus Sans1" style:font-weight-asian="normal" style:font-name-complex="Noto Sans Devanagari" style:font-weight-complex="normal"/>
    </style:style>
    <style:style style:name="T333" style:family="text">
      <style:text-properties style:font-name="Nimbus Sans" style:text-underline-style="none" fo:font-weight="normal" officeooo:rsid="023f606b" style:font-name-asian="Nimbus Sans1" style:font-weight-asian="normal" style:font-name-complex="Noto Sans Devanagari" style:font-weight-complex="normal"/>
    </style:style>
    <style:style style:name="T334" style:family="text">
      <style:text-properties style:font-name="Nimbus Sans" style:text-underline-style="none" fo:font-weight="normal" officeooo:rsid="024258b7" style:font-name-asian="Nimbus Sans1" style:font-weight-asian="normal" style:font-name-complex="Noto Sans Devanagari" style:font-weight-complex="normal"/>
    </style:style>
    <style:style style:name="T335" style:family="text">
      <style:text-properties style:font-name="Nimbus Sans" style:text-underline-style="none" fo:font-weight="normal" officeooo:rsid="0242864f" style:font-name-asian="Nimbus Sans1" style:font-weight-asian="normal" style:font-name-complex="Noto Sans Devanagari" style:font-weight-complex="normal"/>
    </style:style>
    <style:style style:name="T336" style:family="text">
      <style:text-properties style:font-name="Nimbus Sans" style:text-underline-style="none" fo:font-weight="normal" officeooo:rsid="02432c99" style:font-name-asian="Nimbus Sans1" style:font-weight-asian="normal" style:font-name-complex="Noto Sans Devanagari" style:font-weight-complex="normal"/>
    </style:style>
    <style:style style:name="T337" style:family="text">
      <style:text-properties style:font-name="Nimbus Sans" style:text-underline-style="none" fo:font-weight="normal" officeooo:rsid="024519d4" style:font-name-asian="Nimbus Sans1" style:font-weight-asian="normal" style:font-name-complex="Noto Sans Devanagari" style:font-weight-complex="normal"/>
    </style:style>
    <style:style style:name="T338" style:family="text">
      <style:text-properties style:font-name="Nimbus Sans" style:text-underline-style="none" fo:font-weight="normal" officeooo:rsid="02451f2d" style:font-name-asian="Nimbus Sans1" style:font-weight-asian="normal" style:font-name-complex="Noto Sans Devanagari" style:font-weight-complex="normal"/>
    </style:style>
    <style:style style:name="T339" style:family="text">
      <style:text-properties style:font-name="Nimbus Sans" style:text-underline-style="none" fo:font-weight="normal" officeooo:rsid="0269d791" style:font-name-asian="Nimbus Sans1" style:font-weight-asian="normal" style:font-name-complex="Noto Sans Devanagari" style:font-weight-complex="normal"/>
    </style:style>
    <style:style style:name="T340" style:family="text">
      <style:text-properties style:font-name="Nimbus Sans" fo:font-weight="bold" officeooo:rsid="00f2d174" style:font-name-asian="Nimbus Sans1" style:font-weight-asian="bold" style:font-name-complex="Noto Sans Devanagari" style:font-weight-complex="bold"/>
    </style:style>
    <style:style style:name="T341" style:family="text">
      <style:text-properties style:font-name="Nimbus Sans" fo:font-size="16pt" fo:font-weight="bold" officeooo:rsid="00f2d174" style:font-name-asian="Nimbus Sans1" style:font-size-asian="16pt" style:font-weight-asian="bold" style:font-name-complex="Noto Sans Devanagari" style:font-size-complex="16pt" style:font-weight-complex="bold"/>
    </style:style>
    <style:style style:name="T342" style:family="text">
      <style:text-properties style:font-name="Nimbus Sans" fo:font-size="16pt" fo:font-weight="bold" officeooo:rsid="019a5cbc" style:font-name-asian="Nimbus Sans1" style:font-size-asian="16pt" style:font-weight-asian="bold" style:font-name-complex="Noto Sans Devanagari" style:font-size-complex="16pt" style:font-weight-complex="bold"/>
    </style:style>
    <style:style style:name="T343" style:family="text">
      <style:text-properties officeooo:rsid="01895db3" style:font-name-asian="Nimbus Sans1" style:font-name-complex="Noto Sans Devanagari"/>
    </style:style>
    <style:style style:name="T344" style:family="text">
      <style:text-properties style:font-name="Nimbus Sans" fo:font-size="12pt" fo:font-weight="normal" officeooo:rsid="007a667e" style:font-name-asian="Nimbus Sans1" style:font-size-asian="10.5pt" style:font-weight-asian="normal" style:font-name-complex="Noto Sans Devanagari" style:font-size-complex="12pt" style:font-weight-complex="normal"/>
    </style:style>
    <style:style style:name="T345" style:family="text">
      <style:text-properties style:font-name="Nimbus Sans" fo:font-size="12pt" fo:font-weight="normal" officeooo:rsid="019b1d31" style:font-name-asian="Nimbus Sans1" style:font-size-asian="10.5pt" style:font-weight-asian="normal" style:font-name-complex="Noto Sans Devanagari" style:font-size-complex="12pt" style:font-weight-complex="normal"/>
    </style:style>
    <style:style style:name="T346" style:family="text">
      <style:text-properties style:font-name="Nimbus Sans" fo:font-size="12pt" style:text-underline-style="none" fo:font-weight="normal" officeooo:rsid="019b1d31" style:font-name-asian="Nimbus Sans1" style:font-size-asian="10.5pt" style:font-weight-asian="normal" style:font-name-complex="Noto Sans Devanagari" style:font-size-complex="12pt" style:font-weight-complex="normal"/>
    </style:style>
    <style:style style:name="T347" style:family="text">
      <style:text-properties style:font-name="Nimbus Sans" fo:font-size="12pt" style:text-underline-style="none" fo:font-weight="normal" officeooo:rsid="007a667e" style:font-name-asian="Nimbus Sans1" style:font-size-asian="10.5pt" style:font-weight-asian="normal" style:font-name-complex="Noto Sans Devanagari" style:font-size-complex="12pt" style:font-weight-complex="normal"/>
    </style:style>
    <style:style style:name="T348" style:family="text">
      <style:text-properties style:font-name="Nimbus Sans" fo:font-size="12pt" style:text-underline-style="none" fo:font-weight="normal" officeooo:rsid="020fdc72" style:font-name-asian="Nimbus Sans1" style:font-size-asian="10.5pt" style:font-weight-asian="normal" style:font-name-complex="Noto Sans Devanagari" style:font-size-complex="12pt" style:font-weight-complex="normal"/>
    </style:style>
    <style:style style:name="T349" style:family="text">
      <style:text-properties officeooo:rsid="02475983"/>
    </style:style>
    <style:style style:name="T350" style:family="text">
      <style:text-properties officeooo:rsid="024ab345"/>
    </style:style>
    <style:style style:name="T351" style:family="text">
      <style:text-properties officeooo:rsid="0264ae16"/>
    </style:style>
    <style:style style:name="T352" style:family="text">
      <style:text-properties style:font-name="Cantarell" style:text-underline-style="solid" style:text-underline-width="auto" style:text-underline-color="font-color"/>
    </style:style>
    <style:style style:name="T353" style:family="text">
      <style:text-properties style:text-position="super 58%" style:font-name="Cantarell" style:text-underline-style="solid" style:text-underline-width="auto" style:text-underline-color="font-color"/>
    </style:style>
    <style:style style:name="T354" style:family="text">
      <style:text-properties style:text-position="0% 100%" style:font-name="Cantarell" style:text-underline-style="solid" style:text-underline-width="auto" style:text-underline-color="font-color"/>
    </style:style>
    <style:style style:name="gr1" style:family="graphic">
      <style:graphic-properties draw:stroke="solid" svg:stroke-width="0.102cm" svg:stroke-color="#000000" draw:marker-start-width="0.506cm" draw:marker-end-width="0.506cm" draw:fill="none" draw:opacity="0%" draw:textarea-horizontal-align="justify" draw:textarea-vertical-align="middle" draw:auto-grow-height="false" fo:min-height="0.503cm" fo:min-width="0.568cm" fo:padding-top="0.051cm" fo:padding-bottom="0.051cm" fo:padding-left="0.051cm" fo:padding-right="0.05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Shape1" draw:style-name="gr2" draw:text-style-name="P47" svg:width="2.117cm" svg:height="0.717cm" draw:transform="rotate (0.603709388264839) translate (-1.66158333333333cm -0.469194444444444cm)"><draw:text-box><text:p><text:span text:style-name="T352">1</text:span><text:span text:style-name="T353">er</text:span><text:span text:style-name="T354"> thème</text:span></text:p></draw:text-box></draw:frame>L<text:span text:style-name="T87">A MEDITERRANEE ANTIQUE : </text:span></text:p>
      <text:p text:style-name="P2">LES EMPREINTES </text:p>
      <text:p text:style-name="P2">GRECQUE ET ROMAINE</text:p>
      <text:p text:style-name="P1"/>
      <text:p text:style-name="P4"><draw:custom-shape text:anchor-type="paragraph" draw:z-index="1" draw:name="Shape2" draw:style-name="gr1" draw:text-style-name="P46" svg:width="0.946cm" svg:height="0.853cm" svg:x="-0.275cm" svg:y="0.3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A <text:s text:c="4"/><text:span text:style-name="T88">Le monde Grec</text:span></text:p>
      <text:p text:style-name="P4"/>
      <text:p text:style-name="Text_20_body"><text:tab/><text:span text:style-name="T1">Intro</text:span><text:span text:style-name="T89"> : Notre civilisation occidentale est très influencée par la grèce antique : invention du concept de démocratie, importance de la mythologie grecque : FREUD, l’art grecque, influence rejetée par André Breton, écrivain surréaliste, fasciné par les arts premiers.</text:span></text:p>
      <text:p text:style-name="Text_20_body"><text:tab/><text:span text:style-name="T2">Problématique</text:span><text:span text:style-name="T90"> : Quelles sont les influencesgrecs encore aujourd’hui dans notre civilisation occidentale</text:span></text:p>
      <text:p text:style-name="Text_20_body"/>
      <text:p text:style-name="P41">I ] <text:span text:style-name="T4">Au coeur du monde grec, </text:span><text:span text:style-name="T5">la démocratie </text:span><text:span text:style-name="T6">nait à Athenes</text:span></text:p>
      <text:p text:style-name="P10"/>
      <text:p text:style-name="Heading"><text:span text:style-name="T7">1</text:span><text:span text:style-name="T8">) </text:span><text:span text:style-name="T9">Un monde </text:span><text:span text:style-name="T10">grec divisé </text:span><text:span text:style-name="T11">en cité-état.</text:span></text:p>
      <text:p text:style-name="P3"><text:span text:style-name="T11"><text:tab/>. </text:span><text:span text:style-name="T12">un espace divisé politiquement</text:span></text:p>
      <text:p text:style-name="P3"><text:span text:style-name="T12"><text:tab/></text:span><text:span text:style-name="T13">La grèce n’est pas un état unifié contrairement à la Perse </text:span><text:span text:style-name="T14">ou </text:span><text:span text:style-name="T13">l’Egypte. </text:span><text:span text:style-name="T15">Elle est composé </text:span><text:span text:style-name="T16">de cités <text:tab/></text:span><text:span text:style-name="T17">indépendantes </text:span><text:span text:style-name="T18">= polis en grecque </text:span><text:span text:style-name="T19">(cela donnera la police, la politique) </text:span><text:span text:style-name="T18">. </text:span><text:span text:style-name="T19">Une cité est un </text:span></text:p>
      <text:p text:style-name="P11"><text:span text:style-name="T11"><text:tab/>é</text:span><text:span text:style-name="T3">tat </text:span><text:span text:style-name="T20">composé </text:span><text:span text:style-name="T21">d’une ville </text:span><text:span text:style-name="T22">et</text:span><text:span text:style-name="T21"> </text:span><text:span text:style-name="T22">de la campa</text:span><text:span text:style-name="T23">g</text:span><text:span text:style-name="T22">ne </text:span><text:span text:style-name="T24">qui l’entoure. </text:span><text:span text:style-name="T25">Le coeur </text:span><text:span text:style-name="T26">de la cité </text:span><text:span text:style-name="T27">c’est l’Agora. </text:span><text:span text:style-name="T28">Il y a <text:tab/>aussi </text:span><text:span text:style-name="T29">une acropole </text:span><text:span text:style-name="T30">ou l’on trouve les bâtiments </text:span><text:span text:style-name="T31">religieux </text:span><text:span text:style-name="T32">les plus importants.</text:span></text:p>
      <text:p text:style-name="P11"><text:span text:style-name="T32"/></text:p>
      <text:p text:style-name="P45"><text:span text:style-name="T32">L</text:span><text:span text:style-name="T36">a </text:span><text:span text:style-name="T39">G</text:span><text:span text:style-name="T36">rèce n’est pas tr</text:span><text:span text:style-name="T40">è</text:span><text:span text:style-name="T36">s riche (terres tr</text:span><text:span text:style-name="T41">è</text:span><text:span text:style-name="T36">s montagneuses) donc dès q</text:span><text:span text:style-name="T42">u’il y a un trop plein de </text:span><text:span text:style-name="T36">pop</text:span><text:span text:style-name="T43">ulation dans une cité</text:span><text:span text:style-name="T36">, </text:span><text:span text:style-name="T74">la cité </text:span><text:span text:style-name="T75">fait </text:span><text:span text:style-name="T36">c</text:span><text:span text:style-name="T76">réer </text:span><text:span text:style-name="T77">des </text:span><text:span text:style-name="T36">annexes en terres bar</text:span><text:span text:style-name="T33">bare</text:span><text:span text:style-name="T34">s. </text:span><text:span text:style-name="T78">Ce </text:span><text:span text:style-name="T35">mouvement de colonisation commence à partir du 8ème si</text:span><text:span text:style-name="T37">ecle </text:span><text:span text:style-name="T38">av. J.-C. </text:span><text:span text:style-name="T79">E</text:span></text:p>
      <text:p text:style-name="P45"><text:span text:style-name="T79"><text:tab/></text:span><text:span text:style-name="T80">e</text:span><text:span text:style-name="T44">x : Massilia, <text:s/></text:span><text:span text:style-name="T45">annexe de </text:span><text:span text:style-name="T47">P</text:span><text:span text:style-name="T45">ho</text:span><text:span text:style-name="T46">cée. </text:span></text:p>
      <text:p text:style-name="P12"><text:span text:style-name="T46"/></text:p>
      <text:p text:style-name="P13"><text:soft-page-break/><text:span text:style-name="T46">L</text:span><text:span text:style-name="T50">a Grèce n’a pas d’unité </text:span><text:span text:style-name="T48">mais un</text:span><text:span text:style-name="T81">e</text:span><text:span text:style-name="T48"> même culture u</text:span><text:span text:style-name="T49">nie les grecs. </text:span><text:span text:style-name="T51">Si il n’y a pas d’unité politiqu</text:span><text:span text:style-name="T82">e</text:span><text:span text:style-name="T51">, </text:span><text:span text:style-name="T52">il y a une unitée </text:span><text:span text:style-name="T53">culturelle. </text:span></text:p>
      <text:p text:style-name="P13"><text:span text:style-name="T53"/></text:p>
      <text:p text:style-name="P14"><text:span text:style-name="T53">L</text:span><text:span text:style-name="T3">es grecs s’appellent les Hellènes. </text:span><text:span text:style-name="T54">Le peuple grec vient des peuples indo-européen </text:span><text:span text:style-name="T55">= peuple nomade des steppes du sud </text:span><text:span text:style-name="T56">de la Russie.</text:span></text:p>
      <text:p text:style-name="P15"><text:span text:style-name="T56"/></text:p>
      <text:p text:style-name="P16"><text:span text:style-name="T71"><text:s/>- m</text:span><text:span text:style-name="T3">ême </text:span><text:span text:style-name="T57">culture = même </text:span><text:span text:style-name="T58">religion et même dieux. </text:span><text:span text:style-name="T59">Un temple panhell</text:span><text:span text:style-name="T60">è</text:span><text:span text:style-name="T59">nistes </text:span><text:span text:style-name="T83">=</text:span><text:span text:style-name="T61"> pour tout les grecs. </text:span></text:p>
      <text:p text:style-name="P16"><text:span text:style-name="T61"><text:tab/></text:span><text:span text:style-name="T72">e</text:span><text:span text:style-name="T62">x : </text:span><text:span text:style-name="T63">le temple de Delphe </text:span><text:span text:style-name="T64">avec son oracle </text:span><text:span text:style-name="T65">et sa Pythie.</text:span></text:p>
      <text:p text:style-name="P17"><text:span text:style-name="T70"><text:s/>- m</text:span><text:span text:style-name="T3">ême </text:span><text:span text:style-name="T66">langue, le grec </text:span><text:span text:style-name="T67">( vient du phénicien</text:span><text:span text:style-name="T68">)</text:span></text:p>
      <text:p text:style-name="P18"><text:span text:style-name="T68">- m</text:span><text:span text:style-name="T3">ême </text:span><text:span text:style-name="T69">jeux olympiques</text:span></text:p>
      <text:p text:style-name="P18"><text:span text:style-name="T69"/></text:p>
      <text:p text:style-name="P6"><text:span text:style-name="T73">2</text:span><text:span text:style-name="T8">) </text:span><text:span text:style-name="T92">A</text:span><text:span text:style-name="T93">thènes, </text:span><text:span text:style-name="T94">la plus puissante des cités </text:span><text:span text:style-name="T95">d</text:span><text:span text:style-name="T96">e Grèce.</text:span></text:p>
      <text:p text:style-name="P19"><text:span text:style-name="T96"><text:tab/>. </text:span><text:span text:style-name="T97">Une couverture maritime</text:span></text:p>
      <text:p text:style-name="P19"><text:span text:style-name="T97"/></text:p>
      <text:p text:style-name="P20"><text:span text:style-name="T106">A</text:span><text:span text:style-name="T105">thènes est dans l’Athique. </text:span><text:span text:style-name="T107">Les femmes n’y font pas de sport contrairement à Sparte </text:span><text:span text:style-name="T108">qui est une ville tournée </text:span><text:span text:style-name="T109">exclusivement </text:span><text:span text:style-name="T108">vers la guerre.</text:span></text:p>
      <text:p text:style-name="P20"><text:span text:style-name="T108"/></text:p>
      <text:p text:style-name="P20"><text:span text:style-name="T108"><text:tab/></text:span><text:span text:style-name="T110">Elle est entour</text:span><text:span text:style-name="T111">ée de rempart, possède une ouverture maritime </text:span><text:span text:style-name="T112">(port du Pyrée</text:span><text:span text:style-name="T113">).</text:span></text:p>
      <text:p text:style-name="P21"><text:span text:style-name="T113">A</text:span><text:span text:style-name="T105">thènes : </text:span><text:span text:style-name="T114">grande citée commerciale. </text:span><text:span text:style-name="T115">Elle impose sa loie à d’autre citée</text:span><text:span text:style-name="T116"> grecs. </text:span><text:span text:style-name="T117">Athènes </text:span><text:span text:style-name="T118">se crée</text:span><text:span text:style-name="T119">r </text:span><text:span text:style-name="T120">un empire </text:span><text:span text:style-name="T121">(voir p23</text:span><text:span text:style-name="T122">) : elle impose sa monnaie, ses unités de poids et mesures.</text:span></text:p>
      <text:p text:style-name="P22"><text:span text:style-name="T122">L</text:span><text:span text:style-name="T105">a partie la plus sacrée d’Athènes est l’acropole. </text:span><text:span text:style-name="T123">Dedans, le plus grand temple est le pa</text:span><text:span text:style-name="T124">r</text:span><text:span text:style-name="T123">thé</text:span><text:span text:style-name="T125">n</text:span><text:span text:style-name="T123">on. </text:span><text:span text:style-name="T126">L’agora </text:span><text:span text:style-name="T127">est le centre où </text:span><text:span text:style-name="T128">l’on parle beaucoup.</text:span></text:p>
      <text:p text:style-name="P22"><text:span text:style-name="T128"/></text:p>
      <text:p text:style-name="P22"><text:span text:style-name="T128"><text:tab/></text:span><text:span text:style-name="T341">.</text:span><text:span text:style-name="T128"> </text:span><text:span text:style-name="T129">Athènes </text:span><text:span text:style-name="T130">a connu différent régimes </text:span><text:span text:style-name="T131">politiques.</text:span></text:p>
      <text:p text:style-name="P23"><text:span text:style-name="T131"><text:tab/></text:span><text:span text:style-name="T132">La démocratie </text:span><text:span text:style-name="T133">vient </text:span><text:span text:style-name="T134">de « </text:span><text:span text:style-name="T135">démos </text:span><text:span text:style-name="T136">» </text:span><text:span text:style-name="T137">le peuple </text:span><text:span text:style-name="T138">et « </text:span><text:span text:style-name="T139">crates » </text:span><text:span text:style-name="T140">le pouvoir.</text:span><text:span text:style-name="T141"> C’est </text:span><text:span text:style-name="T142">un régime </text:span><text:span text:style-name="T143">politique </text:span><text:span text:style-name="T144">qui donne </text:span><text:span text:style-name="T145">le pouvoir </text:span><text:span text:style-name="T147">au</text:span><text:span text:style-name="T146"> peuple </text:span><text:span text:style-name="T148">par l’intermédiaire</text:span><text:span text:style-name="T149"> d</text:span><text:span text:style-name="T175">e</text:span><text:span text:style-name="T149"> </text:span><text:span text:style-name="T150">représentant</text:span><text:span text:style-name="T151">s. </text:span></text:p>
      <text:p text:style-name="P23"><text:span text:style-name="T152">Avant le 8</text:span><text:span text:style-name="T91">ème</text:span><text:span text:style-name="T152"> <text:s/></text:span><text:span text:style-name="T153">siècle </text:span><text:span text:style-name="T154">avant J.-C., </text:span><text:span text:style-name="T155">c’est un roi qui dirige </text:span><text:span text:style-name="T156">puis c’est des aristocrates </text:span><text:span text:style-name="T157">qui dirige</text:span><text:span text:style-name="T158">nt </text:span><text:span text:style-name="T159">( une ol</text:span><text:span text:style-name="T174">i</text:span><text:span text:style-name="T159">garchie </text:span><text:span text:style-name="T160">de magistrat</text:span><text:span text:style-name="T161">s / familles très riche</text:span><text:span text:style-name="T162">s</text:span><text:span text:style-name="T163">) </text:span></text:p>
      <text:p text:style-name="P23"><text:span text:style-name="T163"/></text:p>
      <text:p text:style-name="P24"><text:span text:style-name="T163">m</text:span><text:span text:style-name="T105">agistrat (pour l’époque</text:span><text:span text:style-name="T164">) = </text:span><text:span text:style-name="T165">personne</text:span><text:span text:style-name="T166"> qui dirige </text:span><text:span text:style-name="T167">une cité </text:span><text:span text:style-name="T168">durant un certain temps.</text:span></text:p>
      <text:p text:style-name="P25"><text:soft-page-break/><text:span text:style-name="T173">o</text:span><text:span text:style-name="T105">ligarchie </text:span><text:span text:style-name="T169">= </text:span><text:span text:style-name="T170">système </text:span><text:span text:style-name="T171">politique </text:span><text:span text:style-name="T172">dans lequel le pouvoir est exercé par quelques riches familles politiques.</text:span></text:p>
      <text:p text:style-name="P25"><text:span text:style-name="T172"/></text:p>
      <text:p text:style-name="P31"><text:span text:style-name="T177">A </text:span><text:span text:style-name="T178">cause </text:span><text:span text:style-name="T179">de toutes </text:span><text:span text:style-name="T180">les guerres de pouvoir entre les familles, des tirants viennent confisquer le pouvoir </text:span><text:span text:style-name="T181">par la force </text:span><text:span text:style-name="T182">et dirige seul.</text:span></text:p>
      <text:p text:style-name="P31"><text:span text:style-name="T182"/></text:p>
      <text:p text:style-name="P32"><text:span text:style-name="T182">A </text:span><text:span text:style-name="T176">partir de -507, </text:span><text:span text:style-name="T183">une démocratie se met en place :</text:span><text:span text:style-name="T184"> égal</text:span><text:span text:style-name="T185">ité </text:span><text:span text:style-name="T186">des citoyens </text:span><text:span text:style-name="T187">devant la loie. </text:span><text:span text:style-name="T188">Les citoyens se réunissent </text:span><text:span text:style-name="T189">dans l’Eccl</text:span><text:span text:style-name="T235">é</text:span><text:span text:style-name="T189">sia </text:span><text:span text:style-name="T190">où ils chois</text:span><text:span text:style-name="T191">issent </text:span><text:span text:style-name="T192">les principaux magistrats </text:span><text:span text:style-name="T193">(les </text:span><text:span text:style-name="T232">S</text:span><text:span text:style-name="T193">tratèges</text:span><text:span text:style-name="T194">) </text:span><text:span text:style-name="T195">en les élisant.</text:span></text:p>
      <text:p text:style-name="P32"><text:span text:style-name="T195"/></text:p>
      <text:p text:style-name="P33"><text:span text:style-name="T195"><text:tab/></text:span><text:span text:style-name="T196">e</text:span><text:span text:style-name="T200">x</text:span><text:span text:style-name="T196"> </text:span><text:span text:style-name="T197">de Stratège : </text:span><text:span text:style-name="T198">P</text:span><text:span text:style-name="T199">é</text:span><text:span text:style-name="T198">riclè</text:span><text:span text:style-name="T201">s, </text:span><text:span text:style-name="T202">il a amélioré </text:span><text:span text:style-name="T203">la démocratie.</text:span></text:p>
      <text:p text:style-name="P34"><text:span text:style-name="T203">I</text:span><text:span text:style-name="T176">l a été élue 30 fois </text:span><text:span text:style-name="T233">S</text:span><text:span text:style-name="T176">tratège </text:span><text:span text:style-name="T204">de -462 </text:span><text:span text:style-name="T205">à -429. </text:span><text:span text:style-name="T206">(une fois = un an).</text:span></text:p>
      <text:p text:style-name="P35"><text:span text:style-name="T206"><text:tab/></text:span><text:span text:style-name="T236">e</text:span><text:span text:style-name="T207">x de réforme </text:span><text:span text:style-name="T208">de Périclè</text:span><text:span text:style-name="T209">s : </text:span><text:span text:style-name="T210">Le Misthos, </text:span><text:span text:style-name="T211">c’est-à-dire </text:span><text:span text:style-name="T212">une somme qui était versé</text:span><text:span text:style-name="T213">e </text:span><text:span text:style-name="T214">au citoyen les plus pauvres qui voulaient faire de la politique </text:span><text:span text:style-name="T215">pour qu’ils puissent t</text:span><text:span text:style-name="T216">ravailler en tant qu’élue et subvenir à leurs besoins.</text:span></text:p>
      <text:p text:style-name="P35"><text:span text:style-name="T216"/></text:p>
      <text:p text:style-name="P36"><text:span text:style-name="T216">S</text:span><text:span text:style-name="T176">chémas </text:span><text:span text:style-name="T217">des différents </text:span><text:span text:style-name="T218">régimes politiques à Athènes : </text:span></text:p>
      <text:p text:style-name="P36"><text:span text:style-name="T218"><text:tab/></text:span><text:span text:style-name="T219">monarchie </text:span><text:span text:style-name="T220">(roi)</text:span></text:p>
      <text:p text:style-name="P36"><text:span text:style-name="T220"><text:tab/> <text:s text:c="6"/>↓</text:span></text:p>
      <text:p text:style-name="P36"><text:span text:style-name="T220"><text:tab/></text:span><text:span text:style-name="T221">ol</text:span><text:span text:style-name="T222">igarchie</text:span></text:p>
      <text:p text:style-name="P37"><text:span text:style-name="T222"><text:tab/> <text:s text:c="5"/>↓</text:span></text:p>
      <text:p text:style-name="P37"><text:span text:style-name="T222"><text:tab/></text:span><text:span text:style-name="T223">tyrannie</text:span></text:p>
      <text:p text:style-name="P37"><text:span text:style-name="T223"><text:tab/> <text:s text:c="4"/>↓</text:span></text:p>
      <text:p text:style-name="P37"><text:span text:style-name="T223"><text:s text:c="8"/></text:span><text:span text:style-name="T225">d</text:span><text:span text:style-name="T224">émocratie</text:span></text:p>
      <text:p text:style-name="P37"><text:span text:style-name="T224"/></text:p>
      <text:p text:style-name="P38"><text:span text:style-name="T224">L</text:span><text:span text:style-name="T176">a chouette est le symbole </text:span><text:span text:style-name="T226">de la philosophie </text:span><text:span text:style-name="T227">car : </text:span></text:p>
      <text:p text:style-name="P39"><text:span text:style-name="T227">l</text:span><text:span text:style-name="T176">a chouette voit là où </text:span><text:span text:style-name="T228">les autres ne voient pas comme le philosophe. </text:span><text:span text:style-name="T229">Athèna est la déesse de la philosophie donc la chouette est un de ses attributs et donc par extension </text:span><text:span text:style-name="T230">un des </text:span><text:span text:style-name="T231">symboles</text:span><text:span text:style-name="T230"> d’Athènes. </text:span></text:p>
      <text:p text:style-name="P39"><text:span text:style-name="T230"/></text:p>
      <text:p text:style-name="P39"><text:span text:style-name="T230"/></text:p>
      <text:p text:style-name="P40"><text:soft-page-break/><text:span text:style-name="T343">I</text:span><text:span text:style-name="T84"> ] </text:span><text:span text:style-name="T85">Le fonctionnement </text:span><text:span text:style-name="T86">de la démocratie</text:span></text:p>
      <text:p text:style-name="P7"><text:span text:style-name="T345">1</text:span><text:span text:style-name="T344">) </text:span><text:span text:style-name="T92">L’</text:span><text:span text:style-name="T98">Ecclesia </text:span><text:span text:style-name="T99">au coeur</text:span><text:span text:style-name="T100"> du système démocratique</text:span></text:p>
      <text:p text:style-name="P42"><text:span text:style-name="T100"/></text:p>
      <text:p text:style-name="P42"><text:span text:style-name="T100"><text:tab/></text:span><text:span text:style-name="T342">.</text:span><text:span text:style-name="T237"> </text:span><text:span text:style-name="T238">Comment les grecs </text:span><text:span text:style-name="T239">définissent-</text:span><text:span text:style-name="T240">ils la démocrati</text:span><text:span text:style-name="T241">e ?</text:span></text:p>
      <text:p text:style-name="P42"><text:span text:style-name="T241"><text:tab/></text:span><text:span text:style-name="T242">L’Eccl</text:span><text:span text:style-name="T243">ésia </text:span><text:span text:style-name="T244">est sur une colline (la Pnyx</text:span><text:span text:style-name="T245">). </text:span><text:span text:style-name="T246">L’Eccl</text:span><text:span text:style-name="T247">ésia </text:span><text:span text:style-name="T248">rassemble le démos </text:span><text:span text:style-name="T249">(l’ensemble des citoyens</text:span><text:span text:style-name="T250">). </text:span><text:span text:style-name="T251">Ils se réunissent </text:span><text:span text:style-name="T252">sur la colline de la Pnyx. </text:span><text:span text:style-name="T253">Le vote se fait à main levée. </text:span><text:span text:style-name="T254">Une clepsydre </text:span><text:span text:style-name="T255">(</text:span><text:span text:style-name="T256">horloge à ea</text:span><text:span text:style-name="T257">u</text:span><text:span text:style-name="T258">) </text:span><text:span text:style-name="T259">limite le temps de parole. </text:span><text:span text:style-name="T260">L’Ecclésia </text:span><text:span text:style-name="T261">élit directement </text:span><text:span text:style-name="T262">10 </text:span><text:span text:style-name="T266">St</text:span><text:span text:style-name="T262">ratèges </text:span><text:span text:style-name="T263">et tire au sort les autres magistrats </text:span><text:span text:style-name="T264">( les </text:span><text:span text:style-name="T265">A</text:span><text:span text:style-name="T264">rchontes, </text:span><text:span text:style-name="T267">magistrats religieux</text:span><text:span text:style-name="T268">). </text:span><text:span text:style-name="T269">L’Héliée </text:span><text:span text:style-name="T270">tire aussi au sort les </text:span><text:span text:style-name="T271">H</text:span><text:span text:style-name="T270">elliastes </text:span><text:span text:style-name="T272">(6000, </text:span><text:span text:style-name="T274">les juges</text:span><text:span text:style-name="T273">). </text:span><text:span text:style-name="T275">Pour </text:span><text:span text:style-name="T276">les grecs, </text:span><text:span text:style-name="T277">le tirage </text:span><text:span text:style-name="T278">au sort est le choix des dieux. </text:span><text:span text:style-name="T279">L’H</text:span><text:span text:style-name="T280">élier </text:span><text:span text:style-name="T281">tire aussi au sort les </text:span><text:span text:style-name="T282">membres de la Boulé</text:span><text:span text:style-name="T283"> (le contre-pouvoir, </text:span><text:span text:style-name="T284">l’équivalent du </text:span><text:span text:style-name="T286">s</text:span><text:span text:style-name="T284">énat</text:span><text:span text:style-name="T285">). </text:span><text:span text:style-name="T287">L’Ecclésia </text:span><text:span text:style-name="T288">peut aussi </text:span><text:span text:style-name="T289">condamner </text:span><text:span text:style-name="T290">quelqu'un </text:span><text:span text:style-name="T291">qui est jugé </text:span><text:span text:style-name="T292">dangereux </text:span><text:span text:style-name="T293">pour la d</text:span><text:span text:style-name="T295">émocratie</text:span><text:span text:style-name="T293"> à l’exil </text:span><text:span text:style-name="T294">pour 10 ans : </text:span><text:span text:style-name="T297">c’est </text:span><text:span text:style-name="T296">l’ostracisme</text:span><text:span text:style-name="T297"> </text:span></text:p>
      <text:p text:style-name="P42"><text:span text:style-name="T297"/></text:p>
      <text:p text:style-name="P8"><text:span text:style-name="T346">1</text:span><text:span text:style-name="T347">) </text:span><text:span text:style-name="T101">D</text:span><text:span text:style-name="T102">es magistrats résponsables devant l’Ecclésia</text:span></text:p>
      <text:p text:style-name="P43"><text:span text:style-name="T102"/></text:p>
      <text:p text:style-name="P26"><text:span text:style-name="T300"><text:tab/></text:span><text:span text:style-name="T301">Les 10 magistrats les plus importants sont les stratèges. </text:span><text:span text:style-name="T302">Ils sont élues </text:span><text:span text:style-name="T303">selon leur mérite. </text:span><text:span text:style-name="T304">Ils commendent </text:span><text:span text:style-name="T305">l’armée. </text:span><text:span text:style-name="T306">Il y en a d’autre qui ont moins </text:span><text:span text:style-name="T307">de pouvoir </text:span><text:span text:style-name="T308">comme les Archontes </text:span><text:span text:style-name="T309">/ les anciens </text:span><text:span text:style-name="T310">riches.</text:span></text:p>
      <text:p text:style-name="P9"><text:span text:style-name="T348">2</text:span><text:span text:style-name="T347">) </text:span><text:span text:style-name="T101">L</text:span><text:span text:style-name="T103">a parole, un pouvoir</text:span></text:p>
      <text:p text:style-name="P44"><text:span text:style-name="T104"/></text:p>
      <text:p text:style-name="P27"><text:span text:style-name="T311">A </text:span><text:span text:style-name="T299">l’Ecclésia, </text:span><text:span text:style-name="T312">tout le monde peut donner son avis : </text:span></text:p>
      <text:p text:style-name="P28"><text:span text:style-name="T299">L’</text:span><text:span text:style-name="T313">e</text:span><text:span text:style-name="T299">ssor de la </text:span><text:span text:style-name="T314">démocratie accompagne un essor de la réthorique, </text:span><text:span text:style-name="T315">enseign</text:span><text:span text:style-name="T316">é</text:span><text:span text:style-name="T339">e</text:span><text:span text:style-name="T316"> par </text:span><text:span text:style-name="T317">des sophistes </text:span><text:span text:style-name="T318">dans le but d’avoir un pouvoir.</text:span></text:p>
      <text:p text:style-name="P28"><text:span text:style-name="T318"><text:tab/></text:span><text:span text:style-name="T319">Il y a deux grands philosophes : </text:span><text:span text:style-name="T320">Socrate </text:span><text:span text:style-name="T321">et Platon, </text:span><text:span text:style-name="T322">qui se moque des sophiste. </text:span><text:span text:style-name="T323">Pour eux, </text:span><text:span text:style-name="T324">la parole sert à atteindre </text:span><text:span text:style-name="T325">le bien et nom à chercher le pouvoir</text:span><text:span text:style-name="T326">, le fric.</text:span></text:p>
      <text:p text:style-name="P28"><text:span text:style-name="T326"/></text:p>
      <text:p text:style-name="P29"><text:span text:style-name="T326">S</text:span><text:span text:style-name="T299">ophisme </text:span><text:span text:style-name="T327">= </text:span><text:span text:style-name="T328">raisonnement faux, trompeur.</text:span></text:p>
      <text:p text:style-name="P29"><text:span text:style-name="T328"><text:tab/></text:span><text:span text:style-name="T330">e</text:span><text:span text:style-name="T329">x : </text:span><text:span text:style-name="T331">Les chevaux </text:span><text:span text:style-name="T332">bon marché </text:span><text:span text:style-name="T333">sont rares, tout ce qui est rare est chère, les chevaux bon marché sont donc chères.</text:span></text:p>
      <text:p text:style-name="P29"><text:span text:style-name="T333"/></text:p>
      <text:p text:style-name="P30"><text:soft-page-break/><text:span text:style-name="T333">A</text:span><text:span text:style-name="T299">pparition de démagogue </text:span><text:span text:style-name="T334">= </text:span><text:span text:style-name="T335">homme politique </text:span><text:span text:style-name="T336">qui fla</text:span><text:span text:style-name="T337">te le peuple </text:span><text:span text:style-name="T338">pour obtenir le pouvoir.</text:span></text:p>
      <text:p text:style-name="P29"><text:span text:style-name="T32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Inconsolata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Cantarell1" svg:font-family="Cantarell" style:font-pitch="variable"/>
    <style:font-face style:name="Cantarell" svg:font-family="Cantarell" style:font-adornments="Bold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Inconsolata" fo:font-family="Inconsolata" style:font-family-generic="modern" style:font-pitch="fixed" fo:font-size="10pt" style:font-name-asian="Inconsolata" style:font-family-asian="Inconsolata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36:49.845866760</meta:creation-date>
    <dc:date>2019-09-21T16:44:14.060344224</dc:date>
    <meta:editing-duration>PT1H34M37S</meta:editing-duration>
    <meta:editing-cycles>588</meta:editing-cycles>
    <meta:generator>LibreOffice/6.3.1.2$Linux_X86_64 LibreOffice_project/30$Build-2</meta:generator>
    <meta:document-statistic meta:table-count="0" meta:image-count="0" meta:object-count="0" meta:page-count="5" meta:paragraph-count="58" meta:word-count="953" meta:character-count="5601" meta:non-whitespace-character-count="4633"/>
  </office:meta>
</office:document-meta>
</file>